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fo:font-weight="normal" officeooo:rsid="0008d5d1" officeooo:paragraph-rsid="0008d5d1" style:font-weight-asian="normal" style:font-weight-complex="normal"/>
    </style:style>
    <style:style style:name="P3" style:family="paragraph" style:parent-style-name="Preformatted_20_Text">
      <style:text-properties fo:font-weight="normal" officeooo:rsid="000c3008" officeooo:paragraph-rsid="000c3008" style:font-weight-asian="normal" style:font-weight-complex="normal"/>
    </style:style>
    <style:style style:name="P4" style:family="paragraph" style:parent-style-name="Preformatted_20_Text">
      <style:text-properties fo:font-weight="normal" officeooo:rsid="000cd877" officeooo:paragraph-rsid="000cd877" style:font-weight-asian="normal" style:font-weight-complex="normal"/>
    </style:style>
    <style:style style:name="P5" style:family="paragraph" style:parent-style-name="Preformatted_20_Text">
      <style:text-properties fo:font-weight="normal" officeooo:rsid="000e89d7" officeooo:paragraph-rsid="000e89d7" style:font-weight-asian="normal" style:font-weight-complex="normal"/>
    </style:style>
    <style:style style:name="P6" style:family="paragraph" style:parent-style-name="Standard">
      <style:text-properties fo:font-weight="normal" officeooo:rsid="000e89d7" officeooo:paragraph-rsid="000e89d7" style:font-weight-asian="normal" style:font-weight-complex="normal"/>
    </style:style>
    <style:style style:name="P7" style:family="paragraph" style:parent-style-name="Preformatted_20_Text">
      <style:text-properties fo:font-weight="normal" officeooo:rsid="000e89d7" officeooo:paragraph-rsid="001374bb" style:font-weight-asian="normal" style:font-weight-complex="normal"/>
    </style:style>
    <style:style style:name="P8" style:family="paragraph" style:parent-style-name="Preformatted_20_Text">
      <style:text-properties fo:font-weight="normal" officeooo:rsid="00124434" officeooo:paragraph-rsid="00124434" style:font-weight-asian="normal" style:font-weight-complex="normal"/>
    </style:style>
    <style:style style:name="P9" style:family="paragraph" style:parent-style-name="Preformatted_20_Text">
      <style:text-properties fo:font-weight="normal" officeooo:rsid="001374bb" officeooo:paragraph-rsid="001374bb" style:font-weight-asian="normal" style:font-weight-complex="normal"/>
    </style:style>
    <style:style style:name="P10" style:family="paragraph" style:parent-style-name="Preformatted_20_Text">
      <style:text-properties fo:font-weight="normal" officeooo:rsid="001383fb" officeooo:paragraph-rsid="001383fb" style:font-weight-asian="normal" style:font-weight-complex="normal"/>
    </style:style>
    <style:style style:name="P11" style:family="paragraph" style:parent-style-name="Preformatted_20_Text">
      <style:text-properties fo:font-weight="normal" officeooo:rsid="001383fb" officeooo:paragraph-rsid="0017bd68" style:font-weight-asian="normal" style:font-weight-complex="normal"/>
    </style:style>
    <style:style style:name="P12" style:family="paragraph" style:parent-style-name="Preformatted_20_Text">
      <style:text-properties fo:font-weight="normal" officeooo:rsid="0014ce55" officeooo:paragraph-rsid="001383fb" style:font-weight-asian="normal" style:font-weight-complex="normal"/>
    </style:style>
    <style:style style:name="P13" style:family="paragraph" style:parent-style-name="Preformatted_20_Text">
      <style:text-properties fo:font-weight="normal" officeooo:rsid="0014ce55" officeooo:paragraph-rsid="0014ce55" style:font-weight-asian="normal" style:font-weight-complex="normal"/>
    </style:style>
    <style:style style:name="P14" style:family="paragraph" style:parent-style-name="Preformatted_20_Text">
      <style:text-properties fo:font-weight="normal" officeooo:rsid="00167775" officeooo:paragraph-rsid="00167775" style:font-weight-asian="normal" style:font-weight-complex="normal"/>
    </style:style>
    <style:style style:name="P15" style:family="paragraph" style:parent-style-name="Preformatted_20_Text">
      <style:text-properties fo:font-weight="normal" officeooo:rsid="00170448" officeooo:paragraph-rsid="00170448" style:font-weight-asian="normal" style:font-weight-complex="normal"/>
    </style:style>
    <style:style style:name="P16" style:family="paragraph" style:parent-style-name="Preformatted_20_Text">
      <style:text-properties fo:font-weight="normal" officeooo:rsid="0017bd68" officeooo:paragraph-rsid="0017bd68" style:font-weight-asian="normal" style:font-weight-complex="normal"/>
    </style:style>
    <style:style style:name="P17" style:family="paragraph" style:parent-style-name="Preformatted_20_Text">
      <style:text-properties fo:font-weight="normal" officeooo:rsid="0018cd98" officeooo:paragraph-rsid="0018cd98" style:font-weight-asian="normal" style:font-weight-complex="normal"/>
    </style:style>
    <style:style style:name="P18" style:family="paragraph" style:parent-style-name="Preformatted_20_Text">
      <style:text-properties fo:font-weight="normal" officeooo:rsid="00191c27" officeooo:paragraph-rsid="00191c27" style:font-weight-asian="normal" style:font-weight-complex="normal"/>
    </style:style>
    <style:style style:name="P19" style:family="paragraph" style:parent-style-name="Preformatted_20_Text">
      <style:text-properties fo:font-weight="normal" officeooo:rsid="00192aea" officeooo:paragraph-rsid="00192aea" style:font-weight-asian="normal" style:font-weight-complex="normal"/>
    </style:style>
    <style:style style:name="P20" style:family="paragraph" style:parent-style-name="Preformatted_20_Text">
      <style:text-properties fo:font-weight="normal" officeooo:rsid="0019f5e4" officeooo:paragraph-rsid="0019f5e4" style:font-weight-asian="normal" style:font-weight-complex="normal"/>
    </style:style>
    <style:style style:name="P21" style:family="paragraph" style:parent-style-name="Preformatted_20_Text">
      <style:text-properties fo:font-weight="normal" officeooo:rsid="001bcada" officeooo:paragraph-rsid="001bcada" style:font-weight-asian="normal" style:font-weight-complex="normal"/>
    </style:style>
    <style:style style:name="P22" style:family="paragraph" style:parent-style-name="Preformatted_20_Text">
      <style:text-properties fo:font-weight="normal" officeooo:rsid="001d55bb" officeooo:paragraph-rsid="001d55bb" style:font-weight-asian="normal" style:font-weight-complex="normal"/>
    </style:style>
    <style:style style:name="P23" style:family="paragraph" style:parent-style-name="Preformatted_20_Text">
      <style:text-properties fo:font-weight="normal" officeooo:rsid="001f485a" officeooo:paragraph-rsid="001f485a" style:font-weight-asian="normal" style:font-weight-complex="normal"/>
    </style:style>
    <style:style style:name="P24" style:family="paragraph" style:parent-style-name="Preformatted_20_Text">
      <style:text-properties fo:font-weight="normal" officeooo:rsid="0020c4b9" officeooo:paragraph-rsid="0020c4b9" style:font-weight-asian="normal" style:font-weight-complex="normal"/>
    </style:style>
    <style:style style:name="P25" style:family="paragraph" style:parent-style-name="Preformatted_20_Text">
      <style:text-properties fo:font-weight="normal" officeooo:rsid="0020c4b9" officeooo:paragraph-rsid="0021c1c7" style:font-weight-asian="normal" style:font-weight-complex="normal"/>
    </style:style>
    <style:style style:name="P26" style:family="paragraph" style:parent-style-name="Preformatted_20_Text">
      <style:text-properties fo:font-weight="normal" officeooo:rsid="0020c4b9" officeooo:paragraph-rsid="0023b745" style:font-weight-asian="normal" style:font-weight-complex="normal"/>
    </style:style>
    <style:style style:name="P27" style:family="paragraph" style:parent-style-name="Preformatted_20_Text">
      <style:text-properties fo:font-weight="normal" officeooo:rsid="0020c4b9" officeooo:paragraph-rsid="00244ef7" style:font-weight-asian="normal" style:font-weight-complex="normal"/>
    </style:style>
    <style:style style:name="P28" style:family="paragraph" style:parent-style-name="Preformatted_20_Text">
      <style:text-properties fo:font-weight="normal" officeooo:rsid="00244ef7" officeooo:paragraph-rsid="00244ef7" style:font-weight-asian="normal" style:font-weight-complex="normal"/>
    </style:style>
    <style:style style:name="P29" style:family="paragraph" style:parent-style-name="Preformatted_20_Text">
      <style:text-properties fo:font-weight="normal" officeooo:rsid="00429aaf" officeooo:paragraph-rsid="00429aaf" style:font-weight-asian="normal" style:font-weight-complex="normal"/>
    </style:style>
    <style:style style:name="P30" style:family="paragraph" style:parent-style-name="Preformatted_20_Text">
      <style:text-properties fo:font-weight="normal" officeooo:rsid="00607960" officeooo:paragraph-rsid="00607960" style:font-weight-asian="normal" style:font-weight-complex="normal"/>
    </style:style>
    <style:style style:name="P31" style:family="paragraph" style:parent-style-name="Preformatted_20_Text">
      <style:text-properties fo:font-weight="normal" officeooo:rsid="0062221d" officeooo:paragraph-rsid="0062221d" style:font-weight-asian="normal" style:font-weight-complex="normal"/>
    </style:style>
    <style:style style:name="P32" style:family="paragraph" style:parent-style-name="Preformatted_20_Text">
      <style:text-properties fo:font-weight="normal" officeooo:rsid="007350b1" officeooo:paragraph-rsid="007350b1" style:font-weight-asian="normal" style:font-weight-complex="normal"/>
    </style:style>
    <style:style style:name="P33" style:family="paragraph" style:parent-style-name="Preformatted_20_Text">
      <style:text-properties fo:font-weight="bold" officeooo:rsid="001383fb" officeooo:paragraph-rsid="001383fb" style:font-weight-asian="bold" style:font-weight-complex="bold"/>
    </style:style>
    <style:style style:name="P34" style:family="paragraph" style:parent-style-name="Preformatted_20_Text">
      <style:text-properties fo:font-weight="bold" officeooo:rsid="001bcada" officeooo:paragraph-rsid="001bcada" style:font-weight-asian="bold" style:font-weight-complex="bold"/>
    </style:style>
    <style:style style:name="P35" style:family="paragraph" style:parent-style-name="Preformatted_20_Text">
      <style:text-properties fo:font-weight="bold" officeooo:rsid="0017bd68" officeooo:paragraph-rsid="0017bd68" style:font-weight-asian="bold" style:font-weight-complex="bold"/>
    </style:style>
    <style:style style:name="P36" style:family="paragraph" style:parent-style-name="Preformatted_20_Text">
      <style:text-properties fo:font-weight="bold" officeooo:rsid="0020c4b9" officeooo:paragraph-rsid="0020c4b9" style:font-weight-asian="bold" style:font-weight-complex="bold"/>
    </style:style>
    <style:style style:name="P37" style:family="paragraph" style:parent-style-name="Preformatted_20_Text">
      <style:text-properties fo:font-weight="bold" officeooo:rsid="004728a2" officeooo:paragraph-rsid="004728a2" style:font-weight-asian="bold" style:font-weight-complex="bold"/>
    </style:style>
    <style:style style:name="P38" style:family="paragraph" style:parent-style-name="Standard">
      <style:text-properties fo:font-weight="bold" officeooo:rsid="0008d5d1" officeooo:paragraph-rsid="0008d5d1" style:font-weight-asian="bold" style:font-weight-complex="bold"/>
    </style:style>
    <style:style style:name="P39" style:family="paragraph" style:parent-style-name="Standard">
      <style:text-properties officeooo:rsid="000820f9" officeooo:paragraph-rsid="000820f9"/>
    </style:style>
    <style:style style:name="P40" style:family="paragraph" style:parent-style-name="Preformatted_20_Text">
      <style:text-properties fo:font-weight="normal" officeooo:rsid="009243f7" officeooo:paragraph-rsid="009243f7" style:font-weight-asian="normal" style:font-weight-complex="normal"/>
    </style:style>
    <style:style style:name="P41" style:family="paragraph" style:parent-style-name="Preformatted_20_Text">
      <style:text-properties fo:font-weight="normal" officeooo:rsid="00a1ac7b" officeooo:paragraph-rsid="00a1ac7b" style:font-weight-asian="normal" style:font-weight-complex="normal"/>
    </style:style>
    <style:style style:name="P42" style:family="paragraph" style:parent-style-name="Preformatted_20_Text">
      <style:text-properties fo:font-weight="normal" officeooo:rsid="0008d5d1" officeooo:paragraph-rsid="00cb0630" style:font-weight-asian="normal" style:font-weight-complex="normal"/>
    </style:style>
    <style:style style:name="P43" style:family="paragraph" style:parent-style-name="Preformatted_20_Text">
      <style:text-properties fo:font-weight="normal" officeooo:rsid="0008d5d1" officeooo:paragraph-rsid="010a66ad" style:font-weight-asian="normal" style:font-weight-complex="normal"/>
    </style:style>
    <style:style style:name="P44" style:family="paragraph" style:parent-style-name="Preformatted_20_Text">
      <style:text-properties fo:font-weight="normal" officeooo:rsid="00ab7992" officeooo:paragraph-rsid="00ab7992" style:font-weight-asian="normal" style:font-weight-complex="normal"/>
    </style:style>
    <style:style style:name="P45" style:family="paragraph" style:parent-style-name="Preformatted_20_Text">
      <style:text-properties fo:font-weight="normal" officeooo:rsid="00ab7992" officeooo:paragraph-rsid="00cb0630" style:font-weight-asian="normal" style:font-weight-complex="normal"/>
    </style:style>
    <style:style style:name="P46" style:family="paragraph" style:parent-style-name="Preformatted_20_Text">
      <style:text-properties fo:font-weight="normal" officeooo:rsid="00ab7992" officeooo:paragraph-rsid="010a66ad" style:font-weight-asian="normal" style:font-weight-complex="normal"/>
    </style:style>
    <style:style style:name="P47" style:family="paragraph" style:parent-style-name="Preformatted_20_Text">
      <style:text-properties fo:font-weight="normal" officeooo:rsid="0020c4b9" officeooo:paragraph-rsid="0021c1c7" style:font-weight-asian="normal" style:font-weight-complex="normal"/>
    </style:style>
    <style:style style:name="P48" style:family="paragraph" style:parent-style-name="Preformatted_20_Text">
      <style:text-properties fo:font-weight="normal" officeooo:rsid="0020c4b9" officeooo:paragraph-rsid="0023b745" style:font-weight-asian="normal" style:font-weight-complex="normal"/>
    </style:style>
    <style:style style:name="P49" style:family="paragraph" style:parent-style-name="Preformatted_20_Text">
      <style:text-properties fo:font-weight="normal" officeooo:rsid="0020c4b9" officeooo:paragraph-rsid="00cb0630" style:font-weight-asian="normal" style:font-weight-complex="normal"/>
    </style:style>
    <style:style style:name="P50" style:family="paragraph" style:parent-style-name="Preformatted_20_Text">
      <style:text-properties fo:font-weight="normal" officeooo:rsid="0020c4b9" officeooo:paragraph-rsid="010a66ad" style:font-weight-asian="normal" style:font-weight-complex="normal"/>
    </style:style>
    <style:style style:name="P51" style:family="paragraph" style:parent-style-name="Preformatted_20_Text">
      <style:text-properties fo:font-weight="normal" officeooo:rsid="00c2c5d9" officeooo:paragraph-rsid="00c2c5d9" style:font-weight-asian="normal" style:font-weight-complex="normal"/>
    </style:style>
    <style:style style:name="P52" style:family="paragraph" style:parent-style-name="Preformatted_20_Text">
      <style:text-properties fo:font-weight="normal" officeooo:rsid="00244ef7" officeooo:paragraph-rsid="00244ef7" style:font-weight-asian="normal" style:font-weight-complex="normal"/>
    </style:style>
    <style:style style:name="P53" style:family="paragraph" style:parent-style-name="Preformatted_20_Text">
      <style:text-properties fo:font-weight="normal" officeooo:rsid="00244ef7" officeooo:paragraph-rsid="00cb0630" style:font-weight-asian="normal" style:font-weight-complex="normal"/>
    </style:style>
    <style:style style:name="P54" style:family="paragraph" style:parent-style-name="Preformatted_20_Text">
      <style:text-properties fo:font-weight="normal" officeooo:rsid="00244ef7" officeooo:paragraph-rsid="010a66ad" style:font-weight-asian="normal" style:font-weight-complex="normal"/>
    </style:style>
    <style:style style:name="P55" style:family="paragraph" style:parent-style-name="Preformatted_20_Text">
      <style:text-properties fo:font-weight="normal" officeooo:rsid="000c3008" officeooo:paragraph-rsid="00cb0630" style:font-weight-asian="normal" style:font-weight-complex="normal"/>
    </style:style>
    <style:style style:name="P56" style:family="paragraph" style:parent-style-name="Preformatted_20_Text">
      <style:text-properties fo:font-weight="normal" officeooo:rsid="000c3008" officeooo:paragraph-rsid="010a66ad" style:font-weight-asian="normal" style:font-weight-complex="normal"/>
    </style:style>
    <style:style style:name="P57" style:family="paragraph" style:parent-style-name="Preformatted_20_Text">
      <style:text-properties fo:font-weight="normal" officeooo:rsid="000cd877" officeooo:paragraph-rsid="00cb0630" style:font-weight-asian="normal" style:font-weight-complex="normal"/>
    </style:style>
    <style:style style:name="P58" style:family="paragraph" style:parent-style-name="Preformatted_20_Text">
      <style:text-properties fo:font-weight="normal" officeooo:rsid="000cd877" officeooo:paragraph-rsid="010a66ad" style:font-weight-asian="normal" style:font-weight-complex="normal"/>
    </style:style>
    <style:style style:name="P59" style:family="paragraph" style:parent-style-name="Preformatted_20_Text">
      <style:text-properties fo:font-weight="normal" officeooo:rsid="000e89d7" officeooo:paragraph-rsid="00cb0630" style:font-weight-asian="normal" style:font-weight-complex="normal"/>
    </style:style>
    <style:style style:name="P60" style:family="paragraph" style:parent-style-name="Preformatted_20_Text">
      <style:text-properties fo:font-weight="normal" officeooo:rsid="000e89d7" officeooo:paragraph-rsid="010a66ad" style:font-weight-asian="normal" style:font-weight-complex="normal"/>
    </style:style>
    <style:style style:name="P61" style:family="paragraph" style:parent-style-name="Preformatted_20_Text">
      <style:text-properties fo:font-weight="normal" officeooo:rsid="00124434" officeooo:paragraph-rsid="00cb0630" style:font-weight-asian="normal" style:font-weight-complex="normal"/>
    </style:style>
    <style:style style:name="P62" style:family="paragraph" style:parent-style-name="Preformatted_20_Text">
      <style:text-properties fo:font-weight="normal" officeooo:rsid="00124434" officeooo:paragraph-rsid="010a66ad" style:font-weight-asian="normal" style:font-weight-complex="normal"/>
    </style:style>
    <style:style style:name="P63" style:family="paragraph" style:parent-style-name="Preformatted_20_Text">
      <style:text-properties fo:font-weight="normal" officeooo:rsid="00124434" officeooo:paragraph-rsid="011151c7" style:font-weight-asian="normal" style:font-weight-complex="normal"/>
    </style:style>
    <style:style style:name="P64" style:family="paragraph" style:parent-style-name="Preformatted_20_Text">
      <style:text-properties fo:font-weight="normal" officeooo:rsid="00170448" officeooo:paragraph-rsid="00cb0630" style:font-weight-asian="normal" style:font-weight-complex="normal"/>
    </style:style>
    <style:style style:name="P65" style:family="paragraph" style:parent-style-name="Preformatted_20_Text">
      <style:text-properties fo:font-weight="normal" officeooo:rsid="00170448" officeooo:paragraph-rsid="010a66ad" style:font-weight-asian="normal" style:font-weight-complex="normal"/>
    </style:style>
    <style:style style:name="P66" style:family="paragraph" style:parent-style-name="Preformatted_20_Text">
      <style:text-properties fo:font-weight="normal" officeooo:rsid="001374bb" officeooo:paragraph-rsid="00cb0630" style:font-weight-asian="normal" style:font-weight-complex="normal"/>
    </style:style>
    <style:style style:name="P67" style:family="paragraph" style:parent-style-name="Preformatted_20_Text">
      <style:text-properties fo:font-weight="normal" officeooo:rsid="001374bb" officeooo:paragraph-rsid="010a66ad" style:font-weight-asian="normal" style:font-weight-complex="normal"/>
    </style:style>
    <style:style style:name="P68" style:family="paragraph" style:parent-style-name="Preformatted_20_Text">
      <style:text-properties fo:font-weight="normal" officeooo:rsid="001383fb" officeooo:paragraph-rsid="00cb0630" style:font-weight-asian="normal" style:font-weight-complex="normal"/>
    </style:style>
    <style:style style:name="P69" style:family="paragraph" style:parent-style-name="Preformatted_20_Text">
      <style:text-properties fo:font-weight="normal" officeooo:rsid="001383fb" officeooo:paragraph-rsid="010a66ad" style:font-weight-asian="normal" style:font-weight-complex="normal"/>
    </style:style>
    <style:style style:name="P70" style:family="paragraph" style:parent-style-name="Preformatted_20_Text">
      <style:text-properties fo:font-weight="normal" officeooo:rsid="001383fb" officeooo:paragraph-rsid="0113fa16" style:font-weight-asian="normal" style:font-weight-complex="normal"/>
    </style:style>
    <style:style style:name="P71" style:family="paragraph" style:parent-style-name="Preformatted_20_Text">
      <style:text-properties fo:font-weight="normal" officeooo:rsid="00429aaf" officeooo:paragraph-rsid="00cb0630" style:font-weight-asian="normal" style:font-weight-complex="normal"/>
    </style:style>
    <style:style style:name="P72" style:family="paragraph" style:parent-style-name="Preformatted_20_Text">
      <style:text-properties fo:font-weight="normal" officeooo:rsid="00429aaf" officeooo:paragraph-rsid="010a66ad" style:font-weight-asian="normal" style:font-weight-complex="normal"/>
    </style:style>
    <style:style style:name="P73" style:family="paragraph" style:parent-style-name="Preformatted_20_Text">
      <style:text-properties fo:font-weight="normal" officeooo:rsid="0014ce55" officeooo:paragraph-rsid="00cb0630" style:font-weight-asian="normal" style:font-weight-complex="normal"/>
    </style:style>
    <style:style style:name="P74" style:family="paragraph" style:parent-style-name="Preformatted_20_Text">
      <style:text-properties fo:font-weight="normal" officeooo:rsid="0014ce55" officeooo:paragraph-rsid="010a66ad" style:font-weight-asian="normal" style:font-weight-complex="normal"/>
    </style:style>
    <style:style style:name="P75" style:family="paragraph" style:parent-style-name="Preformatted_20_Text">
      <style:text-properties fo:font-weight="normal" officeooo:rsid="00167775" officeooo:paragraph-rsid="00cb0630" style:font-weight-asian="normal" style:font-weight-complex="normal"/>
    </style:style>
    <style:style style:name="P76" style:family="paragraph" style:parent-style-name="Preformatted_20_Text">
      <style:text-properties fo:font-weight="normal" officeooo:rsid="00167775" officeooo:paragraph-rsid="010a66ad" style:font-weight-asian="normal" style:font-weight-complex="normal"/>
    </style:style>
    <style:style style:name="P77" style:family="paragraph" style:parent-style-name="Preformatted_20_Text">
      <style:text-properties fo:font-weight="normal" officeooo:rsid="0017bd68" officeooo:paragraph-rsid="00cb0630" style:font-weight-asian="normal" style:font-weight-complex="normal"/>
    </style:style>
    <style:style style:name="P78" style:family="paragraph" style:parent-style-name="Preformatted_20_Text">
      <style:text-properties fo:font-weight="normal" officeooo:rsid="0017bd68" officeooo:paragraph-rsid="010a66ad" style:font-weight-asian="normal" style:font-weight-complex="normal"/>
    </style:style>
    <style:style style:name="P79" style:family="paragraph" style:parent-style-name="Preformatted_20_Text">
      <style:text-properties fo:font-weight="normal" officeooo:rsid="0018cd98" officeooo:paragraph-rsid="00cb0630" style:font-weight-asian="normal" style:font-weight-complex="normal"/>
    </style:style>
    <style:style style:name="P80" style:family="paragraph" style:parent-style-name="Preformatted_20_Text">
      <style:text-properties fo:font-weight="normal" officeooo:rsid="0018cd98" officeooo:paragraph-rsid="010a66ad" style:font-weight-asian="normal" style:font-weight-complex="normal"/>
    </style:style>
    <style:style style:name="P81" style:family="paragraph" style:parent-style-name="Preformatted_20_Text">
      <style:text-properties fo:font-weight="normal" officeooo:rsid="00191c27" officeooo:paragraph-rsid="00cb0630" style:font-weight-asian="normal" style:font-weight-complex="normal"/>
    </style:style>
    <style:style style:name="P82" style:family="paragraph" style:parent-style-name="Preformatted_20_Text">
      <style:text-properties fo:font-weight="normal" officeooo:rsid="00191c27" officeooo:paragraph-rsid="010a66ad" style:font-weight-asian="normal" style:font-weight-complex="normal"/>
    </style:style>
    <style:style style:name="P83" style:family="paragraph" style:parent-style-name="Preformatted_20_Text">
      <style:text-properties fo:font-weight="normal" officeooo:rsid="00192aea" officeooo:paragraph-rsid="00cb0630" style:font-weight-asian="normal" style:font-weight-complex="normal"/>
    </style:style>
    <style:style style:name="P84" style:family="paragraph" style:parent-style-name="Preformatted_20_Text">
      <style:text-properties fo:font-weight="normal" officeooo:rsid="00192aea" officeooo:paragraph-rsid="010a66ad" style:font-weight-asian="normal" style:font-weight-complex="normal"/>
    </style:style>
    <style:style style:name="P85" style:family="paragraph" style:parent-style-name="Preformatted_20_Text">
      <style:text-properties fo:font-weight="normal" officeooo:rsid="0019f5e4" officeooo:paragraph-rsid="00cb0630" style:font-weight-asian="normal" style:font-weight-complex="normal"/>
    </style:style>
    <style:style style:name="P86" style:family="paragraph" style:parent-style-name="Preformatted_20_Text">
      <style:text-properties fo:font-weight="normal" officeooo:rsid="0019f5e4" officeooo:paragraph-rsid="010a66ad" style:font-weight-asian="normal" style:font-weight-complex="normal"/>
    </style:style>
    <style:style style:name="P87" style:family="paragraph" style:parent-style-name="Preformatted_20_Text">
      <style:text-properties fo:font-weight="normal" officeooo:rsid="001bcada" officeooo:paragraph-rsid="00cb0630" style:font-weight-asian="normal" style:font-weight-complex="normal"/>
    </style:style>
    <style:style style:name="P88" style:family="paragraph" style:parent-style-name="Preformatted_20_Text">
      <style:text-properties fo:font-weight="normal" officeooo:rsid="001bcada" officeooo:paragraph-rsid="010a66ad" style:font-weight-asian="normal" style:font-weight-complex="normal"/>
    </style:style>
    <style:style style:name="P89" style:family="paragraph" style:parent-style-name="Preformatted_20_Text">
      <style:text-properties fo:font-weight="normal" officeooo:rsid="001d55bb" officeooo:paragraph-rsid="00cb0630" style:font-weight-asian="normal" style:font-weight-complex="normal"/>
    </style:style>
    <style:style style:name="P90" style:family="paragraph" style:parent-style-name="Preformatted_20_Text">
      <style:text-properties fo:font-weight="normal" officeooo:rsid="001d55bb" officeooo:paragraph-rsid="010a66ad" style:font-weight-asian="normal" style:font-weight-complex="normal"/>
    </style:style>
    <style:style style:name="P91" style:family="paragraph" style:parent-style-name="Preformatted_20_Text">
      <style:text-properties fo:font-weight="normal" officeooo:rsid="001f485a" officeooo:paragraph-rsid="00cb0630" style:font-weight-asian="normal" style:font-weight-complex="normal"/>
    </style:style>
    <style:style style:name="P92" style:family="paragraph" style:parent-style-name="Preformatted_20_Text">
      <style:text-properties fo:font-weight="normal" officeooo:rsid="001f485a" officeooo:paragraph-rsid="010a66ad" style:font-weight-asian="normal" style:font-weight-complex="normal"/>
    </style:style>
    <style:style style:name="P93" style:family="paragraph" style:parent-style-name="Preformatted_20_Text">
      <style:text-properties fo:font-weight="normal" officeooo:rsid="00607960" officeooo:paragraph-rsid="00cb0630" style:font-weight-asian="normal" style:font-weight-complex="normal"/>
    </style:style>
    <style:style style:name="P94" style:family="paragraph" style:parent-style-name="Preformatted_20_Text">
      <style:text-properties fo:font-weight="normal" officeooo:rsid="00607960" officeooo:paragraph-rsid="010a66ad" style:font-weight-asian="normal" style:font-weight-complex="normal"/>
    </style:style>
    <style:style style:name="P95" style:family="paragraph" style:parent-style-name="Preformatted_20_Text">
      <style:text-properties fo:font-weight="normal" officeooo:rsid="007350b1" officeooo:paragraph-rsid="00cb0630" style:font-weight-asian="normal" style:font-weight-complex="normal"/>
    </style:style>
    <style:style style:name="P96" style:family="paragraph" style:parent-style-name="Preformatted_20_Text">
      <style:text-properties fo:font-weight="normal" officeooo:rsid="007350b1" officeooo:paragraph-rsid="010a66ad" style:font-weight-asian="normal" style:font-weight-complex="normal"/>
    </style:style>
    <style:style style:name="P97" style:family="paragraph" style:parent-style-name="Preformatted_20_Text">
      <style:text-properties fo:font-weight="normal" officeooo:rsid="00cccda7" officeooo:paragraph-rsid="00cccda7" style:font-weight-asian="normal" style:font-weight-complex="normal"/>
    </style:style>
    <style:style style:name="P98" style:family="paragraph" style:parent-style-name="Preformatted_20_Text">
      <style:text-properties fo:font-weight="normal" officeooo:rsid="00ce5d57" officeooo:paragraph-rsid="00ce5d57" style:font-weight-asian="normal" style:font-weight-complex="normal"/>
    </style:style>
    <style:style style:name="P99" style:family="paragraph" style:parent-style-name="Preformatted_20_Text">
      <style:text-properties fo:font-weight="normal" officeooo:rsid="00ce5d57" officeooo:paragraph-rsid="010a66ad" style:font-weight-asian="normal" style:font-weight-complex="normal"/>
    </style:style>
    <style:style style:name="P100" style:family="paragraph" style:parent-style-name="Preformatted_20_Text">
      <style:text-properties fo:font-weight="normal" officeooo:rsid="00d21ad7" officeooo:paragraph-rsid="00d21ad7" style:font-weight-asian="normal" style:font-weight-complex="normal"/>
    </style:style>
    <style:style style:name="P101" style:family="paragraph" style:parent-style-name="Preformatted_20_Text">
      <style:text-properties fo:font-weight="normal" officeooo:rsid="00d21ad7" officeooo:paragraph-rsid="010a66ad" style:font-weight-asian="normal" style:font-weight-complex="normal"/>
    </style:style>
    <style:style style:name="P102" style:family="paragraph" style:parent-style-name="Preformatted_20_Text">
      <style:text-properties fo:font-weight="normal" officeooo:rsid="00e89b5a" officeooo:paragraph-rsid="00e89b5a" style:font-weight-asian="normal" style:font-weight-complex="normal"/>
    </style:style>
    <style:style style:name="P103" style:family="paragraph" style:parent-style-name="Preformatted_20_Text">
      <style:text-properties fo:font-weight="normal" officeooo:rsid="00f1190f" officeooo:paragraph-rsid="00f1190f" style:font-weight-asian="normal" style:font-weight-complex="normal"/>
    </style:style>
    <style:style style:name="P104" style:family="paragraph" style:parent-style-name="Preformatted_20_Text">
      <style:text-properties fo:font-weight="normal" officeooo:rsid="00fd04c6" officeooo:paragraph-rsid="00fd04c6" style:font-weight-asian="normal" style:font-weight-complex="normal"/>
    </style:style>
    <style:style style:name="P105" style:family="paragraph" style:parent-style-name="Preformatted_20_Text">
      <style:text-properties fo:font-weight="normal" officeooo:rsid="00fd04c6" officeooo:paragraph-rsid="010a66ad" style:font-weight-asian="normal" style:font-weight-complex="normal"/>
    </style:style>
    <style:style style:name="P106" style:family="paragraph" style:parent-style-name="Preformatted_20_Text">
      <style:text-properties fo:font-weight="normal" officeooo:rsid="0102fe88" officeooo:paragraph-rsid="0102fe88" style:font-weight-asian="normal" style:font-weight-complex="normal"/>
    </style:style>
    <style:style style:name="P107" style:family="paragraph" style:parent-style-name="Preformatted_20_Text">
      <style:text-properties fo:font-weight="normal" officeooo:rsid="0102fe88" officeooo:paragraph-rsid="010a66ad" style:font-weight-asian="normal" style:font-weight-complex="normal"/>
    </style:style>
    <style:style style:name="P108" style:family="paragraph" style:parent-style-name="Preformatted_20_Text">
      <style:text-properties fo:font-weight="normal" officeooo:rsid="0107ad40" officeooo:paragraph-rsid="0107ad40" style:font-weight-asian="normal" style:font-weight-complex="normal"/>
    </style:style>
    <style:style style:name="P109" style:family="paragraph" style:parent-style-name="Preformatted_20_Text">
      <style:text-properties fo:font-weight="normal" officeooo:rsid="0107ad40" officeooo:paragraph-rsid="010a66ad" style:font-weight-asian="normal" style:font-weight-complex="normal"/>
    </style:style>
    <style:style style:name="P110" style:family="paragraph" style:parent-style-name="Preformatted_20_Text">
      <style:text-properties fo:font-weight="normal" officeooo:rsid="01094ee4" officeooo:paragraph-rsid="01094ee4" style:font-weight-asian="normal" style:font-weight-complex="normal"/>
    </style:style>
    <style:style style:name="P111" style:family="paragraph" style:parent-style-name="Preformatted_20_Text">
      <style:text-properties fo:font-weight="normal" officeooo:rsid="01094ee4" officeooo:paragraph-rsid="010a66ad" style:font-weight-asian="normal" style:font-weight-complex="normal"/>
    </style:style>
    <style:style style:name="P112" style:family="paragraph" style:parent-style-name="Preformatted_20_Text">
      <style:text-properties fo:font-weight="normal" officeooo:rsid="011a7300" officeooo:paragraph-rsid="011a7300" style:font-weight-asian="normal" style:font-weight-complex="normal"/>
    </style:style>
    <style:style style:name="P113" style:family="paragraph" style:parent-style-name="Preformatted_20_Text">
      <style:text-properties fo:font-weight="normal" officeooo:rsid="011da161" officeooo:paragraph-rsid="011da161" style:font-weight-asian="normal" style:font-weight-complex="normal"/>
    </style:style>
    <style:style style:name="P114" style:family="paragraph" style:parent-style-name="Preformatted_20_Text">
      <style:text-properties fo:font-weight="normal" officeooo:rsid="01235287" officeooo:paragraph-rsid="01235287" style:font-weight-asian="normal" style:font-weight-complex="normal"/>
    </style:style>
    <style:style style:name="P115" style:family="paragraph" style:parent-style-name="Preformatted_20_Text">
      <style:text-properties fo:font-weight="normal" officeooo:rsid="01249278" officeooo:paragraph-rsid="01249278" style:font-weight-asian="normal" style:font-weight-complex="normal"/>
    </style:style>
    <style:style style:name="P116" style:family="paragraph" style:parent-style-name="Preformatted_20_Text">
      <style:text-properties fo:font-weight="normal" officeooo:rsid="01294d65" officeooo:paragraph-rsid="01294d65" style:font-weight-asian="normal" style:font-weight-complex="normal"/>
    </style:style>
    <style:style style:name="P117" style:family="paragraph" style:parent-style-name="Preformatted_20_Text">
      <style:paragraph-properties fo:margin-top="0cm" fo:margin-bottom="0.499cm" style:contextual-spacing="false"/>
    </style:style>
    <style:style style:name="P118" style:family="paragraph" style:parent-style-name="Preformatted_20_Text">
      <style:text-properties officeooo:paragraph-rsid="0008d5d1"/>
    </style:style>
    <style:style style:name="P119" style:family="paragraph" style:parent-style-name="Preformatted_20_Text">
      <style:text-properties officeooo:paragraph-rsid="0021c1c7"/>
    </style:style>
    <style:style style:name="P120" style:family="paragraph" style:parent-style-name="Preformatted_20_Text">
      <style:text-properties fo:font-weight="bold" officeooo:rsid="001383fb" officeooo:paragraph-rsid="00cb0630" style:font-weight-asian="bold" style:font-weight-complex="bold"/>
    </style:style>
    <style:style style:name="P121" style:family="paragraph" style:parent-style-name="Preformatted_20_Text">
      <style:text-properties fo:font-weight="bold" officeooo:rsid="001383fb" officeooo:paragraph-rsid="010a66ad" style:font-weight-asian="bold" style:font-weight-complex="bold"/>
    </style:style>
    <style:style style:name="P122" style:family="paragraph" style:parent-style-name="Preformatted_20_Text">
      <style:text-properties fo:font-weight="bold" officeooo:rsid="001bcada" officeooo:paragraph-rsid="00cb0630" style:font-weight-asian="bold" style:font-weight-complex="bold"/>
    </style:style>
    <style:style style:name="P123" style:family="paragraph" style:parent-style-name="Preformatted_20_Text">
      <style:text-properties fo:font-weight="bold" officeooo:rsid="004728a2" officeooo:paragraph-rsid="00cb0630" style:font-weight-asian="bold" style:font-weight-complex="bold"/>
    </style:style>
    <style:style style:name="P124" style:family="paragraph" style:parent-style-name="Preformatted_20_Text">
      <style:text-properties fo:font-weight="bold" officeooo:rsid="004728a2" officeooo:paragraph-rsid="010a66ad" style:font-weight-asian="bold" style:font-weight-complex="bold"/>
    </style:style>
    <style:style style:name="P125" style:family="paragraph" style:parent-style-name="Preformatted_20_Text">
      <style:text-properties fo:font-weight="bold" officeooo:rsid="0020c4b9" officeooo:paragraph-rsid="00cb0630" style:font-weight-asian="bold" style:font-weight-complex="bold"/>
    </style:style>
    <style:style style:name="P126" style:family="paragraph" style:parent-style-name="Preformatted_20_Text">
      <style:text-properties fo:font-weight="bold" officeooo:rsid="0020c4b9" officeooo:paragraph-rsid="010a66ad" style:font-weight-asian="bold" style:font-weight-complex="bold"/>
    </style:style>
    <style:style style:name="P127" style:family="paragraph" style:parent-style-name="Preformatted_20_Text">
      <style:text-properties fo:font-weight="bold" officeooo:rsid="00d21ad7" officeooo:paragraph-rsid="00d21ad7" style:font-weight-asian="bold" style:font-weight-complex="bold"/>
    </style:style>
    <style:style style:name="P128" style:family="paragraph" style:parent-style-name="Preformatted_20_Text">
      <style:text-properties fo:font-weight="bold" officeooo:rsid="00e667a7" officeooo:paragraph-rsid="00e667a7" style:font-weight-asian="bold" style:font-weight-complex="bold"/>
    </style:style>
    <style:style style:name="P129" style:family="paragraph" style:parent-style-name="Preformatted_20_Text">
      <style:text-properties fo:font-weight="bold" officeooo:rsid="00e739a2" officeooo:paragraph-rsid="00e739a2" style:font-weight-asian="bold" style:font-weight-complex="bold"/>
    </style:style>
    <style:style style:name="P130" style:family="paragraph" style:parent-style-name="Preformatted_20_Text">
      <style:text-properties fo:font-weight="bold" officeooo:rsid="01146781" officeooo:paragraph-rsid="01146781" style:font-weight-asian="bold" style:font-weight-complex="bold"/>
    </style:style>
    <style:style style:name="P131" style:family="paragraph" style:parent-style-name="Preformatted_20_Text">
      <style:text-properties fo:font-weight="bold" officeooo:rsid="011bdac0" officeooo:paragraph-rsid="011bdac0" style:font-weight-asian="bold" style:font-weight-complex="bold"/>
    </style:style>
    <style:style style:name="P132" style:family="paragraph" style:parent-style-name="Preformatted_20_Text">
      <style:text-properties fo:font-weight="bold" officeooo:rsid="011f559c" officeooo:paragraph-rsid="011f559c" style:font-weight-asian="bold" style:font-weight-complex="bold"/>
    </style:style>
    <style:style style:name="P133" style:family="paragraph" style:parent-style-name="Preformatted_20_Text">
      <style:text-properties fo:font-weight="bold" officeooo:rsid="012a069e" officeooo:paragraph-rsid="012a069e" style:font-weight-asian="bold" style:font-weight-complex="bold"/>
    </style:style>
    <style:style style:name="P134" style:family="paragraph" style:parent-style-name="Preformatted_20_Text">
      <style:text-properties fo:font-weight="bold" officeooo:rsid="0135cbeb" officeooo:paragraph-rsid="0135cbeb" style:font-weight-asian="bold" style:font-weight-complex="bold"/>
    </style:style>
    <style:style style:name="P135" style:family="paragraph" style:parent-style-name="Preformatted_20_Text">
      <style:text-properties fo:font-weight="bold" officeooo:rsid="00cccda7" officeooo:paragraph-rsid="0137ade4" style:font-weight-asian="bold" style:font-weight-complex="bold"/>
    </style:style>
    <style:style style:name="P136" style:family="paragraph" style:parent-style-name="Preformatted_20_Text">
      <style:text-properties fo:font-weight="bold" officeooo:rsid="00244ef7" officeooo:paragraph-rsid="00cb0630" style:font-weight-asian="bold" style:font-weight-complex="bold"/>
    </style:style>
    <style:style style:name="P137" style:family="paragraph" style:parent-style-name="Preformatted_20_Text">
      <style:text-properties officeooo:paragraph-rsid="00cb0630"/>
    </style:style>
    <style:style style:name="P138" style:family="paragraph" style:parent-style-name="Preformatted_20_Text">
      <style:paragraph-properties fo:margin-top="0cm" fo:margin-bottom="0.499cm" style:contextual-spacing="false"/>
      <style:text-properties officeooo:paragraph-rsid="00cb0630"/>
    </style:style>
    <style:style style:name="P139" style:family="paragraph" style:parent-style-name="Preformatted_20_Text">
      <style:text-properties officeooo:paragraph-rsid="010a66ad"/>
    </style:style>
    <style:style style:name="P140" style:family="paragraph" style:parent-style-name="Preformatted_20_Text">
      <style:paragraph-properties fo:margin-top="0cm" fo:margin-bottom="0.499cm" style:contextual-spacing="false"/>
      <style:text-properties officeooo:paragraph-rsid="010a66ad"/>
    </style:style>
    <style:style style:name="P141" style:family="paragraph" style:parent-style-name="Standard">
      <style:text-properties fo:font-weight="bold" officeooo:rsid="0008d5d1" officeooo:paragraph-rsid="0008d5d1" style:font-weight-asian="bold" style:font-weight-complex="bold"/>
    </style:style>
    <style:style style:name="P142" style:family="paragraph" style:parent-style-name="Standard">
      <style:text-properties fo:font-weight="bold" officeooo:rsid="0008d5d1" officeooo:paragraph-rsid="00cb0630" style:font-weight-asian="bold" style:font-weight-complex="bold"/>
    </style:style>
    <style:style style:name="P143" style:family="paragraph" style:parent-style-name="Standard">
      <style:text-properties fo:font-weight="bold" officeooo:rsid="0008d5d1" officeooo:paragraph-rsid="010a66ad" style:font-weight-asian="bold" style:font-weight-complex="bold"/>
    </style:style>
    <style:style style:name="P144" style:family="paragraph" style:parent-style-name="Standard">
      <style:text-properties fo:font-weight="normal" officeooo:rsid="000e89d7" officeooo:paragraph-rsid="00cb0630" style:font-weight-asian="normal" style:font-weight-complex="normal"/>
    </style:style>
    <style:style style:name="P145" style:family="paragraph" style:parent-style-name="Standard">
      <style:text-properties fo:font-weight="normal" officeooo:rsid="000e89d7" officeooo:paragraph-rsid="010a66ad" style:font-weight-asian="normal" style:font-weight-complex="normal"/>
    </style:style>
    <style:style style:name="T1" style:family="text">
      <style:text-properties officeooo:rsid="000a4c61"/>
    </style:style>
    <style:style style:name="T2" style:family="text">
      <style:text-properties officeooo:rsid="000c878a"/>
    </style:style>
    <style:style style:name="T3" style:family="text">
      <style:text-properties officeooo:rsid="0010a17e"/>
    </style:style>
    <style:style style:name="T4" style:family="text">
      <style:text-properties officeooo:rsid="001383fb"/>
    </style:style>
    <style:style style:name="T5" style:family="text">
      <style:text-properties officeooo:rsid="001f485a"/>
    </style:style>
    <style:style style:name="T6" style:family="text">
      <style:text-properties officeooo:rsid="0021c1c7"/>
    </style:style>
    <style:style style:name="T7" style:family="text">
      <style:text-properties officeooo:rsid="0023b745"/>
    </style:style>
    <style:style style:name="T8" style:family="text">
      <style:text-properties officeooo:rsid="00244ef7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4ef7" style:font-weight-asian="bold" style:font-weight-complex="bold"/>
    </style:style>
    <style:style style:name="T11" style:family="text">
      <style:text-properties fo:font-weight="bold" officeooo:rsid="003f60cc" style:font-weight-asian="bold" style:font-weight-complex="bold"/>
    </style:style>
    <style:style style:name="T12" style:family="text">
      <style:text-properties fo:font-weight="bold" officeooo:rsid="006e00fa" style:font-weight-asian="bold" style:font-weight-complex="bold"/>
    </style:style>
    <style:style style:name="T13" style:family="text">
      <style:text-properties fo:font-weight="bold" officeooo:rsid="00aab679" style:font-weight-asian="bold" style:font-weight-complex="bold"/>
    </style:style>
    <style:style style:name="T14" style:family="text">
      <style:text-properties fo:font-weight="bold" officeooo:rsid="00c2c5d9" style:font-weight-asian="bold" style:font-weight-complex="bold"/>
    </style:style>
    <style:style style:name="T15" style:family="text">
      <style:text-properties fo:font-weight="bold" officeooo:rsid="00c4519d" style:font-weight-asian="bold" style:font-weight-complex="bold"/>
    </style:style>
    <style:style style:name="T16" style:family="text">
      <style:text-properties fo:font-weight="bold" officeooo:rsid="0106e5cf" style:font-weight-asian="bold" style:font-weight-complex="bold"/>
    </style:style>
    <style:style style:name="T17" style:family="text">
      <style:text-properties fo:font-weight="bold" officeooo:rsid="012bab41" style:font-weight-asian="bold" style:font-weight-complex="bold"/>
    </style:style>
    <style:style style:name="T18" style:family="text">
      <style:text-properties officeooo:rsid="002d8356"/>
    </style:style>
    <style:style style:name="T19" style:family="text">
      <style:text-properties officeooo:rsid="00393665"/>
    </style:style>
    <style:style style:name="T20" style:family="text">
      <style:text-properties officeooo:rsid="00396419"/>
    </style:style>
    <style:style style:name="T21" style:family="text">
      <style:text-properties officeooo:rsid="003abfb7"/>
    </style:style>
    <style:style style:name="T22" style:family="text">
      <style:text-properties officeooo:rsid="003e715f"/>
    </style:style>
    <style:style style:name="T23" style:family="text">
      <style:text-properties officeooo:rsid="0043e115"/>
    </style:style>
    <style:style style:name="T24" style:family="text">
      <style:text-properties officeooo:rsid="0047fe78"/>
    </style:style>
    <style:style style:name="T25" style:family="text">
      <style:text-properties officeooo:rsid="005ea58b"/>
    </style:style>
    <style:style style:name="T26" style:family="text">
      <style:text-properties officeooo:rsid="006da591"/>
    </style:style>
    <style:style style:name="T27" style:family="text">
      <style:text-properties officeooo:rsid="00783dc2"/>
    </style:style>
    <style:style style:name="T28" style:family="text">
      <style:text-properties officeooo:rsid="0086dba6"/>
    </style:style>
    <style:style style:name="T29" style:family="text">
      <style:text-properties officeooo:rsid="00896824"/>
    </style:style>
    <style:style style:name="T30" style:family="text">
      <style:text-properties officeooo:rsid="008ee8e3"/>
    </style:style>
    <style:style style:name="T31" style:family="text">
      <style:text-properties officeooo:rsid="0090984c"/>
    </style:style>
    <style:style style:name="T32" style:family="text">
      <style:text-properties officeooo:rsid="00943f97"/>
    </style:style>
    <style:style style:name="T33" style:family="text">
      <style:text-properties officeooo:rsid="009c3708"/>
    </style:style>
    <style:style style:name="T34" style:family="text">
      <style:text-properties fo:font-weight="normal" officeooo:rsid="0008d5d1" style:font-weight-asian="normal" style:font-weight-complex="normal"/>
    </style:style>
    <style:style style:name="T35" style:family="text">
      <style:text-properties officeooo:rsid="00a374ff"/>
    </style:style>
    <style:style style:name="T36" style:family="text">
      <style:text-properties officeooo:rsid="00a6a49b"/>
    </style:style>
    <style:style style:name="T37" style:family="text">
      <style:text-properties officeooo:rsid="00a7a7ff"/>
    </style:style>
    <style:style style:name="T38" style:family="text">
      <style:text-properties officeooo:rsid="00a80980"/>
    </style:style>
    <style:style style:name="T39" style:family="text">
      <style:text-properties officeooo:rsid="00a97913"/>
    </style:style>
    <style:style style:name="T40" style:family="text">
      <style:text-properties officeooo:rsid="00ae24a4"/>
    </style:style>
    <style:style style:name="T41" style:family="text">
      <style:text-properties officeooo:rsid="00b27e2f"/>
    </style:style>
    <style:style style:name="T42" style:family="text">
      <style:text-properties officeooo:rsid="00b2a319"/>
    </style:style>
    <style:style style:name="T43" style:family="text">
      <style:text-properties officeooo:rsid="00b3401a"/>
    </style:style>
    <style:style style:name="T44" style:family="text">
      <style:text-properties officeooo:rsid="00b455e7"/>
    </style:style>
    <style:style style:name="T45" style:family="text">
      <style:text-properties officeooo:rsid="00b7928b"/>
    </style:style>
    <style:style style:name="T46" style:family="text">
      <style:text-properties officeooo:rsid="00b9c77c"/>
    </style:style>
    <style:style style:name="T47" style:family="text">
      <style:text-properties officeooo:rsid="00bd29c6"/>
    </style:style>
    <style:style style:name="T48" style:family="text">
      <style:text-properties officeooo:rsid="00be7124"/>
    </style:style>
    <style:style style:name="T49" style:family="text">
      <style:text-properties officeooo:rsid="00bec0aa"/>
    </style:style>
    <style:style style:name="T50" style:family="text">
      <style:text-properties officeooo:rsid="00c0182e"/>
    </style:style>
    <style:style style:name="T51" style:family="text">
      <style:text-properties officeooo:rsid="00c1d333"/>
    </style:style>
    <style:style style:name="T52" style:family="text">
      <style:text-properties officeooo:rsid="00c2c5d9"/>
    </style:style>
    <style:style style:name="T53" style:family="text">
      <style:text-properties officeooo:rsid="00c4519d"/>
    </style:style>
    <style:style style:name="T54" style:family="text">
      <style:text-properties officeooo:rsid="00c5f6c9"/>
    </style:style>
    <style:style style:name="T55" style:family="text">
      <style:text-properties officeooo:rsid="00c6e92c"/>
    </style:style>
    <style:style style:name="T56" style:family="text">
      <style:text-properties officeooo:rsid="00cb0630"/>
    </style:style>
    <style:style style:name="T57" style:family="text">
      <style:text-properties officeooo:rsid="00cfc68c"/>
    </style:style>
    <style:style style:name="T58" style:family="text">
      <style:text-properties officeooo:rsid="00d15a68"/>
    </style:style>
    <style:style style:name="T59" style:family="text">
      <style:text-properties officeooo:rsid="00d1feab"/>
    </style:style>
    <style:style style:name="T60" style:family="text">
      <style:text-properties officeooo:rsid="00d26da5"/>
    </style:style>
    <style:style style:name="T61" style:family="text">
      <style:text-properties officeooo:rsid="00d37a3f"/>
    </style:style>
    <style:style style:name="T62" style:family="text">
      <style:text-properties officeooo:rsid="00d46ac4"/>
    </style:style>
    <style:style style:name="T63" style:family="text">
      <style:text-properties officeooo:rsid="00d56732"/>
    </style:style>
    <style:style style:name="T64" style:family="text">
      <style:text-properties officeooo:rsid="00d62d21"/>
    </style:style>
    <style:style style:name="T65" style:family="text">
      <style:text-properties officeooo:rsid="00d96ae1"/>
    </style:style>
    <style:style style:name="T66" style:family="text">
      <style:text-properties officeooo:rsid="00db2adf"/>
    </style:style>
    <style:style style:name="T67" style:family="text">
      <style:text-properties officeooo:rsid="00df7308"/>
    </style:style>
    <style:style style:name="T68" style:family="text">
      <style:text-properties officeooo:rsid="00ea2813"/>
    </style:style>
    <style:style style:name="T69" style:family="text">
      <style:text-properties officeooo:rsid="00ebf66c"/>
    </style:style>
    <style:style style:name="T70" style:family="text">
      <style:text-properties officeooo:rsid="00ed95ac"/>
    </style:style>
    <style:style style:name="T71" style:family="text">
      <style:text-properties officeooo:rsid="00f308bf"/>
    </style:style>
    <style:style style:name="T72" style:family="text">
      <style:text-properties officeooo:rsid="00f39a30"/>
    </style:style>
    <style:style style:name="T73" style:family="text">
      <style:text-properties officeooo:rsid="00f5506d"/>
    </style:style>
    <style:style style:name="T74" style:family="text">
      <style:text-properties officeooo:rsid="00f6ec83"/>
    </style:style>
    <style:style style:name="T75" style:family="text">
      <style:text-properties officeooo:rsid="00f84683"/>
    </style:style>
    <style:style style:name="T76" style:family="text">
      <style:text-properties officeooo:rsid="00fa09fd"/>
    </style:style>
    <style:style style:name="T77" style:family="text">
      <style:text-properties officeooo:rsid="00fb5703"/>
    </style:style>
    <style:style style:name="T78" style:family="text">
      <style:text-properties officeooo:rsid="00fbd9b4"/>
    </style:style>
    <style:style style:name="T79" style:family="text">
      <style:text-properties officeooo:rsid="010474d7"/>
    </style:style>
    <style:style style:name="T80" style:family="text">
      <style:text-properties officeooo:rsid="0109cbb2"/>
    </style:style>
    <style:style style:name="T81" style:family="text">
      <style:text-properties officeooo:rsid="010a5a41"/>
    </style:style>
    <style:style style:name="T82" style:family="text">
      <style:text-properties officeooo:rsid="010a66ad"/>
    </style:style>
    <style:style style:name="T83" style:family="text">
      <style:text-properties officeooo:rsid="010ba8ac"/>
    </style:style>
    <style:style style:name="T84" style:family="text">
      <style:text-properties officeooo:rsid="010cf88f"/>
    </style:style>
    <style:style style:name="T85" style:family="text">
      <style:text-properties officeooo:rsid="010e8993"/>
    </style:style>
    <style:style style:name="T86" style:family="text">
      <style:text-properties officeooo:rsid="010ebf20"/>
    </style:style>
    <style:style style:name="T87" style:family="text">
      <style:text-properties officeooo:rsid="010fb4cb"/>
    </style:style>
    <style:style style:name="T88" style:family="text">
      <style:text-properties officeooo:rsid="0110c755"/>
    </style:style>
    <style:style style:name="T89" style:family="text">
      <style:text-properties officeooo:rsid="0110df9a"/>
    </style:style>
    <style:style style:name="T90" style:family="text">
      <style:text-properties officeooo:rsid="011151c7"/>
    </style:style>
    <style:style style:name="T91" style:family="text">
      <style:text-properties officeooo:rsid="0111adbe"/>
    </style:style>
    <style:style style:name="T92" style:family="text">
      <style:text-properties officeooo:rsid="01132875"/>
    </style:style>
    <style:style style:name="T93" style:family="text">
      <style:text-properties officeooo:rsid="01146781"/>
    </style:style>
    <style:style style:name="T94" style:family="text">
      <style:text-properties officeooo:rsid="01151b6c"/>
    </style:style>
    <style:style style:name="T95" style:family="text">
      <style:text-properties officeooo:rsid="01162ae8"/>
    </style:style>
    <style:style style:name="T96" style:family="text">
      <style:text-properties officeooo:rsid="0117f7c4"/>
    </style:style>
    <style:style style:name="T97" style:family="text">
      <style:text-properties officeooo:rsid="011889f4"/>
    </style:style>
    <style:style style:name="T98" style:family="text">
      <style:text-properties officeooo:rsid="0119c285"/>
    </style:style>
    <style:style style:name="T99" style:family="text">
      <style:text-properties officeooo:rsid="012189f2"/>
    </style:style>
    <style:style style:name="T100" style:family="text">
      <style:text-properties officeooo:rsid="01235287"/>
    </style:style>
    <style:style style:name="T101" style:family="text">
      <style:text-properties officeooo:rsid="01261721"/>
    </style:style>
    <style:style style:name="T102" style:family="text">
      <style:text-properties officeooo:rsid="012755cb"/>
    </style:style>
    <style:style style:name="T103" style:family="text">
      <style:text-properties officeooo:rsid="0127e39f"/>
    </style:style>
    <style:style style:name="T104" style:family="text">
      <style:text-properties officeooo:rsid="012d55f2"/>
    </style:style>
    <style:style style:name="T105" style:family="text">
      <style:text-properties officeooo:rsid="012f3a1d"/>
    </style:style>
    <style:style style:name="T106" style:family="text">
      <style:text-properties officeooo:rsid="01310cbd"/>
    </style:style>
    <style:style style:name="T107" style:family="text">
      <style:text-properties officeooo:rsid="0137ad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bookmark-start text:name="__DdeLink__875_2963658186"/><text:bookmark-start text:name="__DdeLink__938_432789653"/>162385 mod 25 + 1 = 11</text:p>
      <text:p text:style-name="P39">Tekst jawny = 0000 0000</text:p>
      <text:p text:style-name="P39">Klucz = 0000000000</text:p>
      <text:p text:style-name="P39"/>
      <text:p text:style-name="P38"><text:bookmark-start text:name="__DdeLink__947_432789653"/>Zad 1</text:p>
      <text:p text:style-name="P38">Generacja kluczy</text:p>
      <text:p text:style-name="P6">Klucz = 0000000000</text:p>
      <text:p text:style-name="P2">(k1, k2, k3, k4, k5, k6, k7, k8, k9, k10) = (<text:span text:style-name="T1">0</text:span>, 0, <text:span text:style-name="T1">0</text:span>, 0, 0, 0, 0, 0, <text:span text:style-name="T1">0</text:span>, 0)</text:p>
      <text:p text:style-name="P2"/>
      <text:p text:style-name="P2">P10(k1, k2, k3, k4, k5, k6, k7, k8, k9, k10) = (k3, k5, k2, k7, k4, k10, k1, k9, k8, k6) </text:p>
      <text:p text:style-name="P2"/>
      <text:p text:style-name="P3">Po wykonaniu P10 = 0 0 0 0 0 0 0 0 <text:span text:style-name="T2">0 0</text:span></text:p>
      <text:p text:style-name="P3"/>
      <text:p text:style-name="P4">l=0 0 0 0 0 r= 0 0 0 0 0</text:p>
      <text:p text:style-name="P4"/>
      <text:p text:style-name="P5">Przesunięcie 1-Bitowe w lewo</text:p>
      <text:p text:style-name="P5">l=0 0 0 0 0 r=0 0 0 0 0</text:p>
      <text:p text:style-name="P5"/>
      <text:p text:style-name="P5">Łączymy obie części: 0 0 0 0 0 0 0 0 0 0</text:p>
      <text:p text:style-name="P5"/>
      <text:p text:style-name="P5"><text:bookmark-start text:name="__DdeLink__306_3040065179"/>P8(k1, k2, k3, k4, k5, k6, k7, k8, k9, k10) = (k6, k3, k7, k4, k8, k5, k10, k9)<text:bookmark-end text:name="__DdeLink__306_3040065179"/></text:p>
      <text:p text:style-name="P5"/>
      <text:p text:style-name="P5">Po wykonaniu P8 = 0 0 0 0 0 0 0 0 <text:s/></text:p>
      <text:p text:style-name="P5"/>
      <text:p text:style-name="P5">Otrzymujemy klucz 1: <text:span text:style-name="T3">0 0 0 0 0 0 0 0</text:span></text:p>
      <text:p text:style-name="P5"/>
      <text:p text:style-name="P8">l= 0 0 0 0 0 r= 0 0 0 0 0</text:p>
      <text:p text:style-name="P8"/>
      <text:p text:style-name="P8">Przesunięcie 2-bitowe w lewo</text:p>
      <text:p text:style-name="P8">l=0 0 0 0 0 r= 0 0 0 0 0</text:p>
      <text:p text:style-name="P8"/>
      <text:p text:style-name="P7">P8(k1, k2, k3, k4, k5, k6, k7, k8, k9, k10) = (k6, k3, k7, k4, k8, k5, k10, k9)</text:p>
      <text:p text:style-name="P15">P8(0,0,0,0,0,0,0,0,0,0) = (0,0,0,0,0,0,0,0,0,0)</text:p>
      <text:p text:style-name="P9"/>
      <text:p text:style-name="P9">Po wykonaniu P8 = 0 0 0 0 0 0 0 0</text:p>
      <text:p text:style-name="P9"/>
      <text:p text:style-name="P9">Otrzymujemy klucz 2: 0 0 0 0 0 0 0 0</text:p>
      <text:p text:style-name="P9"/>
      <text:p text:style-name="P33">Enkrypcja</text:p>
      <text:p text:style-name="P8"/>
      <text:p text:style-name="P10">Klucz1 : <text:bookmark-start text:name="__DdeLink__308_3040065179"/>0 0 0 0 0 0 0 0<text:bookmark-end text:name="__DdeLink__308_3040065179"/></text:p>
      <text:p text:style-name="P10">Klucz2 : <text:bookmark-start text:name="__DdeLink__310_3040065179"/>0 0 0 0 0 0 0 0<text:bookmark-end text:name="__DdeLink__310_3040065179"/></text:p>
      <text:p text:style-name="P10"/>
      <text:p text:style-name="P10">Tekst jawny: 0 0 0 0 0 0 0 0</text:p>
      <text:p text:style-name="P10"/>
      <text:p text:style-name="P10"><text:bookmark-start text:name="__DdeLink__869_2963658186"/><text:bookmark-start text:name="__DdeLink__940_432789653"/>IP(k1, k2, k3, k4, k5, k6, k7, k8) = (k2, k6, k3, k1, k4, k8, k5, k7)</text:p>
      <text:p text:style-name="P29">IP(0 ,0 ,0 ,0 ,0 ,0 ,0, 0) <text:span text:style-name="T23">= (0,0,0,0,0,0,0,0)</text:span><text:bookmark-end text:name="__DdeLink__940_432789653"/></text:p>
      <text:p text:style-name="P12"><text:bookmark-end text:name="__DdeLink__869_2963658186"/></text:p>
      <text:p text:style-name="P13"/>
      <text:p text:style-name="P14">l=0 0 0 0 r=0 0 0 0</text:p>
      <text:p text:style-name="P14"/>
      <text:p text:style-name="P14">EP(k1, k2, k3, k4) = (k4, k1, k2, k3, k2, k3, k4, k1)</text:p>
      <text:p text:style-name="P14"/>
      <text:p text:style-name="P15">EP(0,0,0,0) = (0,0,0,0,0,0,0,0)</text:p>
      <text:p text:style-name="P15"/>
      <text:p text:style-name="P16">Klucz1 XOR Wynik EP</text:p>
      <text:p text:style-name="P11">0 0 0 0 0 0 0 0</text:p>
      <text:p text:style-name="P11">0 0 0 0 0 0 0 0</text:p>
      <text:p text:style-name="P35">0 0 0 0 0 0 0 0</text:p>
      <text:p text:style-name="P16"/>
      <text:p text:style-name="P17">l=0 0 0 0 r= 0 0 0 0</text:p>
      <text:p text:style-name="P17"><text:soft-page-break/>S0 = [1,0,3,2</text:p>
      <text:p text:style-name="Preformatted_20_Text"><text:s text:c="6"/>3,2,1,0</text:p>
      <text:p text:style-name="Preformatted_20_Text"><text:s text:c="6"/>0,2,1,3</text:p>
      <text:p text:style-name="Preformatted_20_Text"><text:s text:c="6"/>3,1,3,2]</text:p>
      <text:p text:style-name="Preformatted_20_Text"/>
      <text:p text:style-name="Preformatted_20_Text">S1= <text:s/>[0,1,2,3</text:p>
      <text:p text:style-name="Preformatted_20_Text"><text:s text:c="6"/>2,0,1,3</text:p>
      <text:p text:style-name="Preformatted_20_Text"><text:s text:c="6"/>3,0,1,0</text:p>
      <text:p text:style-name="P1"><text:s text:c="6"/>2,1,0,3]</text:p>
      <text:p text:style-name="P18">l=0 0 0 0</text:p>
      <text:p text:style-name="P18">wiersz = 0<text:span text:style-name="T25">0</text:span> = <text:span text:style-name="T25">0</text:span></text:p>
      <text:p text:style-name="P18">kolumna = 00 = 0</text:p>
      <text:p text:style-name="P18">S0=1=01</text:p>
      <text:p text:style-name="P18"/>
      <text:p text:style-name="P18">r=0 0 0 0</text:p>
      <text:p text:style-name="P18">wiersz= 00 = 0</text:p>
      <text:p text:style-name="P18">kolumna = 00 = 0</text:p>
      <text:p text:style-name="P18">S1=0=00</text:p>
      <text:p text:style-name="P18"/>
      <text:p text:style-name="P19">Łączymy S0 i S1 = 0 1 0 0 </text:p>
      <text:p text:style-name="P19">P4(k1, k2, k3, k4) = (k2, k4, k3, k1)</text:p>
      <text:p text:style-name="P20">P4(0,1,0,0) = (1,0,0,0)</text:p>
      <text:p text:style-name="P20"/>
      <text:p text:style-name="P21">L pierwotnej permutacji XOR wynik P4</text:p>
      <text:p text:style-name="P21">0 0 0 0</text:p>
      <text:p text:style-name="P21">1 0 0 0</text:p>
      <text:p text:style-name="P34">1 0 0 0</text:p>
      <text:p text:style-name="P21"/>
      <text:p text:style-name="P22">Łączymy R pierwotnej permutacji z powyższym wynik<text:span text:style-name="T5">iem</text:span></text:p>
      <text:p text:style-name="P23">0 0 0 0</text:p>
      <text:p text:style-name="P23">1 0 0 0</text:p>
      <text:p text:style-name="P37">1 0 0 0 0 0 0 0</text:p>
      <text:p text:style-name="P37"/>
      <text:p text:style-name="P30">Zamieniamy strony:</text:p>
      <text:p text:style-name="P30">0 0 0 0 1 0 0 0 </text:p>
      <text:p text:style-name="P22"/>
      <text:p text:style-name="P23">l= <text:span text:style-name="T24">0</text:span><text:span text:style-name="T19"> 0 0 0</text:span></text:p>
      <text:p text:style-name="P23">r= <text:span text:style-name="T24">1</text:span><text:span text:style-name="T19"> 0 0 0</text:span></text:p>
      <text:p text:style-name="P23"/>
      <text:p text:style-name="P23">EP(k1, k2, k3, k4) = (k4, k1, k2, k3, k2, k3, k4, k1)</text:p>
      <text:p text:style-name="P24">EP(<text:span text:style-name="T30">1</text:span><text:span text:style-name="T20">,0,</text:span><text:span text:style-name="T30">0</text:span><text:span text:style-name="T27">,</text:span><text:span text:style-name="T20">0</text:span>) = (<text:span text:style-name="T31">0,1,0,0,0,0,0,1</text:span>)</text:p>
      <text:p text:style-name="P24"/>
      <text:p text:style-name="P24">Klucz2: <text:span text:style-name="T4">0 0 0 0 0 0 0 0</text:span></text:p>
      <text:p text:style-name="P24"/>
      <text:p text:style-name="P24">Klucz2 XOR EP</text:p>
      <text:p text:style-name="P40">0 1 0 0 0 0 0 1</text:p>
      <text:p text:style-name="P24">0 0 0 0 0 0 0 0</text:p>
      <text:p text:style-name="P36">0 <text:span text:style-name="T32">1</text:span> 0 <text:span text:style-name="T32">0</text:span> 0 <text:span text:style-name="T32">0</text:span> 0 <text:span text:style-name="T32">1</text:span></text:p>
      <text:p text:style-name="P36"/>
      <text:p text:style-name="P25">l=<text:span text:style-name="T40">0 1 0 0</text:span> <text:s/>r= <text:span text:style-name="T40">0 0 0 1</text:span></text:p>
      <text:p text:style-name="P25"/>
      <text:p text:style-name="P119">S0 = [1,0,3,2</text:p>
      <text:p text:style-name="Preformatted_20_Text"><text:s text:c="6"/>3,2,1,0</text:p>
      <text:p text:style-name="Preformatted_20_Text"><text:s text:c="6"/>0,2,1,3</text:p>
      <text:p text:style-name="Preformatted_20_Text"><text:s text:c="6"/>3,1,3,2]</text:p>
      <text:p text:style-name="Preformatted_20_Text"/>
      <text:p text:style-name="Preformatted_20_Text">S1 = [0,1,2,3</text:p>
      <text:p text:style-name="Preformatted_20_Text"><text:s text:c="6"/>2,0,1,3</text:p>
      <text:p text:style-name="Preformatted_20_Text"><text:s text:c="6"/>3,0,1,0</text:p>
      <text:p text:style-name="P1"><text:s text:c="6"/>2,1,0,3]</text:p>
      <text:p text:style-name="P119"/>
      <text:p text:style-name="P25"><text:soft-page-break/><text:span text:style-name="T6">l = </text:span><text:span text:style-name="T41">0 1 0 0</text:span></text:p>
      <text:p text:style-name="P25"><text:span text:style-name="T6">wiersz=</text:span><text:span text:style-name="T43">00</text:span><text:span text:style-name="T6">=</text:span><text:span text:style-name="T44">0</text:span></text:p>
      <text:p text:style-name="P25"><text:span text:style-name="T6">kolumna=</text:span><text:span text:style-name="T43">10</text:span><text:span text:style-name="T6">=</text:span><text:span text:style-name="T44">2</text:span></text:p>
      <text:p text:style-name="P25"><text:span text:style-name="T6">S0=</text:span><text:span text:style-name="T45">3</text:span><text:span text:style-name="T21">=</text:span><text:span text:style-name="T45">11</text:span></text:p>
      <text:p text:style-name="P25"/>
      <text:p text:style-name="P25"><text:span text:style-name="T6">r = </text:span><text:span text:style-name="T42">0 0 0 1</text:span></text:p>
      <text:p text:style-name="P25"><text:span text:style-name="T6">wiersz=</text:span><text:span text:style-name="T33">0</text:span><text:span text:style-name="T46">1</text:span><text:span text:style-name="T6">=</text:span><text:span text:style-name="T46">1</text:span></text:p>
      <text:p text:style-name="P25"><text:span text:style-name="T6">kolumna=</text:span><text:span text:style-name="T47">00=0</text:span></text:p>
      <text:p text:style-name="P26"><text:span text:style-name="T6">S1=</text:span><text:span text:style-name="T48">2</text:span><text:span text:style-name="T6">=</text:span><text:span text:style-name="T48">10</text:span></text:p>
      <text:p text:style-name="P26"/>
      <text:p text:style-name="P26"><text:span text:style-name="T7">Łączymy wyniki S0 i S1= </text:span><text:span text:style-name="T49">1 1 1 0</text:span></text:p>
      <text:p text:style-name="P26"/>
      <text:p text:style-name="P26">P4(k1, k2, k3, k4) = (k2, k4, k3, k1)</text:p>
      <text:p text:style-name="P27"><text:span text:style-name="T7">P4(</text:span><text:span text:style-name="T50">1,1,1,0</text:span><text:span text:style-name="T7">) = (</text:span><text:span text:style-name="T51">1,0,1,1</text:span><text:span text:style-name="T7">)</text:span></text:p>
      <text:p text:style-name="P27"/>
      <text:p text:style-name="P28">Wynik P4 XOR Lewa strona permutacji</text:p>
      <text:p text:style-name="P51"><text:span text:style-name="T53">0</text:span> 0 0 0</text:p>
      <text:p text:style-name="P41"><text:span text:style-name="T52">1</text:span> <text:span text:style-name="T52">0</text:span> <text:span text:style-name="T52">1</text:span> <text:span text:style-name="T52">1</text:span></text:p>
      <text:p text:style-name="P44"><text:span text:style-name="T15">1</text:span><text:span text:style-name="T9"> </text:span><text:span text:style-name="T14">0</text:span><text:span text:style-name="T9"> </text:span><text:span text:style-name="T14">1</text:span><text:span text:style-name="T9"> </text:span><text:span text:style-name="T14">1</text:span></text:p>
      <text:p text:style-name="P27"><text:span text:style-name="T10"/></text:p>
      <text:p text:style-name="P28">Łączymy prawą stronę permutacji z powyższym wynikiem</text:p>
      <text:p text:style-name="P32"><text:span text:style-name="T54">1</text:span><text:span text:style-name="T8"> </text:span><text:span text:style-name="T26">0</text:span><text:span text:style-name="T8"> </text:span><text:span text:style-name="T54">0</text:span><text:span text:style-name="T8"> </text:span><text:span text:style-name="T28">0</text:span></text:p>
      <text:p text:style-name="P27"><text:span text:style-name="T55">1</text:span><text:span text:style-name="T8"> </text:span><text:span text:style-name="T22">0</text:span><text:span text:style-name="T8"> </text:span><text:span text:style-name="T55">1</text:span><text:span text:style-name="T8"> </text:span><text:span text:style-name="T55">1</text:span></text:p>
      <text:p text:style-name="P31"><text:span text:style-name="T13">1</text:span><text:span text:style-name="T11"> </text:span><text:span text:style-name="T12">0</text:span><text:span text:style-name="T9"> </text:span><text:span text:style-name="T12">1</text:span><text:span text:style-name="T9"> </text:span><text:span text:style-name="T13">1</text:span><text:span text:style-name="T9"> </text:span><text:span text:style-name="T13">1</text:span><text:span text:style-name="T9"> 0 </text:span><text:span text:style-name="T13">0</text:span><text:span text:style-name="T9"> 0</text:span></text:p>
      <text:p text:style-name="P2"/>
      <text:p text:style-name="P118"><text:span text:style-name="T34">IP-1(k1, k2, k3, k4, k5, k6, k7, k8) = </text:span>(k4,k1,<text:span text:style-name="T35">k</text:span>3,k5,k7,k2,k8,k6)</text:p>
      <text:p text:style-name="P28">IP-1(<text:span text:style-name="T38">1</text:span><text:span text:style-name="T29">,0,1,</text:span><text:span text:style-name="T38">1</text:span><text:span text:style-name="T29">,</text:span><text:span text:style-name="T38">1</text:span><text:span text:style-name="T29">,0,</text:span><text:span text:style-name="T39">0</text:span><text:span text:style-name="T29">,0</text:span>) = (<text:span text:style-name="T37">1</text:span><text:span text:style-name="T36">,</text:span><text:span text:style-name="T37">1</text:span><text:span text:style-name="T36">,1,</text:span><text:span text:style-name="T37">1</text:span><text:span text:style-name="T36">,0,0,0,0</text:span><text:span text:style-name="T18">)</text:span></text:p>
      <text:p text:style-name="P28"/>
      <text:p text:style-name="P97">1 1 1 1 = P</text:p>
      <text:p text:style-name="P97">0 0 0 0 = A</text:p>
      <text:p text:style-name="P97"/>
      <text:p text:style-name="P134"><text:bookmark-start text:name="__DdeLink__972_432789653"/><text:span text:style-name="T107">Zakodowane</text:span><text:bookmark-end text:name="__DdeLink__972_432789653"/> słowo: 1 1 1 1 0 0 0 0</text:p>
      <text:p text:style-name="P135"><text:span text:style-name="T107">Zakodowane</text:span> = PA</text:p>
      <text:p text:style-name="P28"/>
      <text:p text:style-name="P28"><text:bookmark-end text:name="__DdeLink__947_432789653"/></text:p>
      <text:p text:style-name="P142"><text:bookmark-start text:name="__DdeLink__959_432789653"/>Zad <text:span text:style-name="T56">2</text:span></text:p>
      <text:p text:style-name="P142">Generacja kluczy</text:p>
      <text:p text:style-name="P144">Klucz = 0000000000</text:p>
      <text:p text:style-name="P42">(k1, k2, k3, k4, k5, k6, k7, k8, k9, k10) = (<text:span text:style-name="T1">0</text:span>, 0, <text:span text:style-name="T1">0</text:span>, 0, 0, 0, 0, 0, <text:span text:style-name="T1">0</text:span>, 0)</text:p>
      <text:p text:style-name="P42"/>
      <text:p text:style-name="P42">P10(k1, k2, k3, k4, k5, k6, k7, k8, k9, k10) = (k3, k5, k2, k7, k4, k10, k1, k9, k8, k6) </text:p>
      <text:p text:style-name="P42"/>
      <text:p text:style-name="P55">Po wykonaniu P10 = 0 0 0 0 0 0 0 0 <text:span text:style-name="T2">0 0</text:span></text:p>
      <text:p text:style-name="P55"/>
      <text:p text:style-name="P57">l=0 0 0 0 0 r= 0 0 0 0 0</text:p>
      <text:p text:style-name="P57"/>
      <text:p text:style-name="P59">Przesunięcie 1-Bitowe w lewo</text:p>
      <text:p text:style-name="P59">l=0 0 0 0 0 r=0 0 0 0 0</text:p>
      <text:p text:style-name="P59"/>
      <text:p text:style-name="P59">Łączymy obie części: 0 0 0 0 0 0 0 0 0 0</text:p>
      <text:p text:style-name="P59"/>
      <text:p text:style-name="P59"><text:bookmark-start text:name="__DdeLink__306_3040065179 kopia 1"/>P8(k1, k2, k3, k4, k5, k6, k7, k8, k9, k10) = (k6, k3, k7, k4, k8, k5, k10, k9)<text:bookmark-end text:name="__DdeLink__306_3040065179 kopia 1"/></text:p>
      <text:p text:style-name="P59"/>
      <text:p text:style-name="P59">Po wykonaniu P8 = 0 0 0 0 0 0 0 0 <text:s/></text:p>
      <text:p text:style-name="P59"/>
      <text:p text:style-name="P59">Otrzymujemy klucz 1: <text:span text:style-name="T3">0 0 0 0 0 0 0 0</text:span></text:p>
      <text:p text:style-name="P59"/>
      <text:p text:style-name="P61">l= 0 0 0 0 0 r= 0 0 0 0 0</text:p>
      <text:p text:style-name="P61"/>
      <text:p text:style-name="P61">Przesunięcie 2-bitowe w lewo</text:p>
      <text:p text:style-name="P61">l=0 0 0 0 0 r= 0 0 0 0 0</text:p>
      <text:p text:style-name="P61"/>
      <text:p text:style-name="P59"><text:soft-page-break/>P8(k1, k2, k3, k4, k5, k6, k7, k8, k9, k10) = (k6, k3, k7, k4, k8, k5, k10, k9)</text:p>
      <text:p text:style-name="P64">P8(0,0,0,0,0,0,0,0,0,0) = (0,0,0,0,0,0,0,0,0,0)</text:p>
      <text:p text:style-name="P66"/>
      <text:p text:style-name="P66">Po wykonaniu P8 = 0 0 0 0 0 0 0 0</text:p>
      <text:p text:style-name="P66"/>
      <text:p text:style-name="P66">Otrzymujemy klucz 2: 0 0 0 0 0 0 0 0</text:p>
      <text:p text:style-name="P66"/>
      <text:p text:style-name="P120">Enkrypcja</text:p>
      <text:p text:style-name="P61"/>
      <text:p text:style-name="P68">Klucz1 : <text:bookmark-start text:name="__DdeLink__308_3040065179 kopia 1"/>0 0 0 0 0 0 0 0<text:bookmark-end text:name="__DdeLink__308_3040065179 kopia 1"/></text:p>
      <text:p text:style-name="P68">Klucz2 : <text:bookmark-start text:name="__DdeLink__310_3040065179 kopia 1"/>0 0 0 0 0 0 0 0<text:bookmark-end text:name="__DdeLink__310_3040065179 kopia 1"/></text:p>
      <text:p text:style-name="P68"/>
      <text:p text:style-name="P68">Tekst jawny: 0 0 0 0 0 0 0 0</text:p>
      <text:p text:style-name="P98">Zanegowany tekst jawny: 1 1 1 1 1 1 1 1</text:p>
      <text:p text:style-name="P68"/>
      <text:p text:style-name="P68"><text:bookmark-start text:name="__DdeLink__869_2963658186 kopia 1"/><text:bookmark-start text:name="__DdeLink__940_432789653 kopia 1"/>IP(k1, k2, k3, k4, k5, k6, k7, k8) = (k2, k6, k3, k1, k4, k8, k5, k7)</text:p>
      <text:p text:style-name="P71">IP(<text:span text:style-name="T79">1,1,1,1,1,1,1,1</text:span>) <text:span text:style-name="T23">= (</text:span><text:span text:style-name="T57">1,1,1,1,1,1,1,1</text:span><text:span text:style-name="T23">)</text:span><text:bookmark-end text:name="__DdeLink__940_432789653 kopia 1"/></text:p>
      <text:p text:style-name="P73"><text:bookmark-end text:name="__DdeLink__869_2963658186 kopia 1"/></text:p>
      <text:p text:style-name="P73"/>
      <text:p text:style-name="P75">l=<text:span text:style-name="T58">1 1 1 1</text:span> r=<text:span text:style-name="T58">1 1 1 1</text:span></text:p>
      <text:p text:style-name="P75"/>
      <text:p text:style-name="P75">EP(k1, k2, k3, k4) = (k4, k1, k2, k3, k2, k3, k4, k1)</text:p>
      <text:p text:style-name="P75"/>
      <text:p text:style-name="P64">EP(<text:span text:style-name="T59">1,1,1,1</text:span>) = (<text:span text:style-name="T59">1,1,1,1,1,1,1,1</text:span>)</text:p>
      <text:p text:style-name="P64"/>
      <text:p text:style-name="P77">Klucz1 XOR Wynik EP</text:p>
      <text:p text:style-name="P68">0 0 0 0 0 0 0 0</text:p>
      <text:p text:style-name="P100">1 1 1 1 1 1 1 1</text:p>
      <text:p text:style-name="P127">1 1 1 1 1 1 1 1</text:p>
      <text:p text:style-name="P77"/>
      <text:p text:style-name="P79">l=<text:span text:style-name="T60">1 1 1 1</text:span> r= <text:span text:style-name="T60">1 1 1 1</text:span></text:p>
      <text:p text:style-name="P79">S0 = [1,0,3,2</text:p>
      <text:p text:style-name="P137"><text:s text:c="6"/>3,2,1,0</text:p>
      <text:p text:style-name="P137"><text:s text:c="6"/>0,2,1,3</text:p>
      <text:p text:style-name="P137"><text:s text:c="6"/>3,1,3,2]</text:p>
      <text:p text:style-name="P137"/>
      <text:p text:style-name="P137">S1= <text:s/>[0,1,2,3</text:p>
      <text:p text:style-name="P137"><text:s text:c="6"/>2,0,1,3</text:p>
      <text:p text:style-name="P137"><text:s text:c="6"/>3,0,1,0</text:p>
      <text:p text:style-name="P138"><text:s text:c="6"/>2,1,0,3]</text:p>
      <text:p text:style-name="P81">l=<text:span text:style-name="T61">1 1 1 1</text:span></text:p>
      <text:p text:style-name="P81">wiersz = <text:span text:style-name="T61">11</text:span> = <text:span text:style-name="T61">3</text:span></text:p>
      <text:p text:style-name="P81">kolumna = <text:span text:style-name="T61">11</text:span> = <text:span text:style-name="T61">3</text:span></text:p>
      <text:p text:style-name="P81">S0=<text:span text:style-name="T61">2</text:span>=<text:span text:style-name="T61">10</text:span></text:p>
      <text:p text:style-name="P81"/>
      <text:p text:style-name="P81">r=<text:span text:style-name="T61">1 1 1 1</text:span></text:p>
      <text:p text:style-name="P81">wiersz= <text:span text:style-name="T61">11</text:span> = <text:span text:style-name="T61">3</text:span></text:p>
      <text:p text:style-name="P81">kolumna = <text:span text:style-name="T61">11</text:span> = <text:span text:style-name="T61">3</text:span></text:p>
      <text:p text:style-name="P81">S1=<text:span text:style-name="T61">3</text:span>=<text:span text:style-name="T61">11</text:span></text:p>
      <text:p text:style-name="P81"/>
      <text:p text:style-name="P83">Łączymy S0 i S1 = <text:span text:style-name="T61">1</text:span> <text:span text:style-name="T61">0</text:span> <text:span text:style-name="T61">1</text:span> <text:span text:style-name="T61">1</text:span> </text:p>
      <text:p text:style-name="P83">P4(k1, k2, k3, k4) = (k2, k4, k3, k1)</text:p>
      <text:p text:style-name="P85">P4(<text:span text:style-name="T62">1,0,1,1</text:span>) = (<text:span text:style-name="T62">0,1,1,1</text:span>)</text:p>
      <text:p text:style-name="P85"/>
      <text:p text:style-name="P87">L pierwotnej permutacji XOR wynik P4</text:p>
      <text:p text:style-name="P87"><text:span text:style-name="T63">1</text:span> <text:span text:style-name="T63">1</text:span> <text:span text:style-name="T63">1</text:span> <text:span text:style-name="T63">1</text:span></text:p>
      <text:p text:style-name="P87"><text:span text:style-name="T63">0</text:span> <text:span text:style-name="T63">1</text:span> <text:span text:style-name="T63">1</text:span> <text:span text:style-name="T63">1</text:span></text:p>
      <text:p text:style-name="P122">1 0 0 0</text:p>
      <text:p text:style-name="P87"/>
      <text:p text:style-name="P89">Łączymy R pierwotnej permutacji z powyższym wynik<text:span text:style-name="T5">iem</text:span></text:p>
      <text:p text:style-name="P91"><text:span text:style-name="T64">1 1</text:span> <text:span text:style-name="T64">1</text:span> <text:span text:style-name="T64">1</text:span></text:p>
      <text:p text:style-name="P91">1 0 0 0</text:p>
      <text:p text:style-name="P129"><text:soft-page-break/>1 0 0 0 1 1 1 1</text:p>
      <text:p text:style-name="P123"/>
      <text:p text:style-name="P93">Zamieniamy strony:</text:p>
      <text:p text:style-name="P102">1 1 1 1 1 0 0 0</text:p>
      <text:p text:style-name="P89"/>
      <text:p text:style-name="P91">l= <text:span text:style-name="T65">1 </text:span><text:span text:style-name="T68">1 1 1</text:span></text:p>
      <text:p text:style-name="P91">r= <text:span text:style-name="T24">1</text:span><text:span text:style-name="T19"> </text:span><text:span text:style-name="T68">0 0 0 </text:span></text:p>
      <text:p text:style-name="P91"/>
      <text:p text:style-name="P91">EP(k1, k2, k3, k4) = (k4, k1, k2, k3, k2, k3, k4, k1)</text:p>
      <text:p text:style-name="P49">EP(<text:span text:style-name="T66">1,</text:span><text:span text:style-name="T69">0,0,0</text:span>) = (<text:span text:style-name="T70">0,1,0,0,0,0,0,1</text:span>)</text:p>
      <text:p text:style-name="P49"/>
      <text:p text:style-name="P49">Klucz2: <text:span text:style-name="T4">0 0 0 0 0 0 0 0</text:span></text:p>
      <text:p text:style-name="P49"/>
      <text:p text:style-name="P49">Klucz2 XOR EP</text:p>
      <text:p text:style-name="P103">0 1 0 0 0 0 0 1</text:p>
      <text:p text:style-name="P49">0 0 0 0 0 0 0 0</text:p>
      <text:p text:style-name="P128">0 1 0 0 0 0 0 1</text:p>
      <text:p text:style-name="P125"/>
      <text:p text:style-name="P49">l=<text:span text:style-name="T71">0 1 0 0</text:span> <text:s/>r= <text:span text:style-name="T71">0 0 0 1</text:span></text:p>
      <text:p text:style-name="P49"/>
      <text:p text:style-name="P137">S0 = [1,0,3,2</text:p>
      <text:p text:style-name="P137"><text:s text:c="6"/>3,2,1,0</text:p>
      <text:p text:style-name="P137"><text:s text:c="6"/>0,2,1,3</text:p>
      <text:p text:style-name="P137"><text:s text:c="6"/>3,1,3,2]</text:p>
      <text:p text:style-name="P137"/>
      <text:p text:style-name="P137">S1 = [0,1,2,3</text:p>
      <text:p text:style-name="P137"><text:s text:c="6"/>2,0,1,3</text:p>
      <text:p text:style-name="P137"><text:s text:c="6"/>3,0,1,0</text:p>
      <text:p text:style-name="P138"><text:s text:c="6"/>2,1,0,3]</text:p>
      <text:p text:style-name="P137"/>
      <text:p text:style-name="P49"><text:span text:style-name="T6">l = </text:span><text:span text:style-name="T72">0 1 0 0</text:span></text:p>
      <text:p text:style-name="P49"><text:span text:style-name="T6">wiersz=</text:span><text:span text:style-name="T72">00</text:span><text:span text:style-name="T6">=</text:span><text:span text:style-name="T72">0</text:span></text:p>
      <text:p text:style-name="P49"><text:span text:style-name="T6">kolumna=</text:span><text:span text:style-name="T43">1</text:span><text:span text:style-name="T72">0</text:span><text:span text:style-name="T6">=</text:span><text:span text:style-name="T72">2</text:span></text:p>
      <text:p text:style-name="P49"><text:span text:style-name="T6">S0=</text:span><text:span text:style-name="T73">3</text:span><text:span text:style-name="T21">=</text:span><text:span text:style-name="T45">1</text:span><text:span text:style-name="T73">1</text:span></text:p>
      <text:p text:style-name="P49"/>
      <text:p text:style-name="P49"><text:span text:style-name="T6">r = </text:span><text:span text:style-name="T74">0 0 0 1</text:span></text:p>
      <text:p text:style-name="P49"><text:span text:style-name="T6">wiersz=</text:span><text:span text:style-name="T75">01</text:span><text:span text:style-name="T6">=</text:span><text:span text:style-name="T75">1</text:span></text:p>
      <text:p text:style-name="P49"><text:span text:style-name="T6">kolumna=</text:span><text:span text:style-name="T75">00</text:span><text:span text:style-name="T47">=</text:span><text:span text:style-name="T75">0</text:span></text:p>
      <text:p text:style-name="P49"><text:span text:style-name="T6">S1=</text:span><text:span text:style-name="T75">2</text:span><text:span text:style-name="T6">=</text:span><text:span text:style-name="T48">1</text:span><text:span text:style-name="T75">0</text:span></text:p>
      <text:p text:style-name="P49"/>
      <text:p text:style-name="P49"><text:span text:style-name="T7">Łączymy wyniki S0 i S1= </text:span><text:span text:style-name="T49">1 </text:span><text:span text:style-name="T76">1</text:span><text:span text:style-name="T49"> 1 </text:span><text:span text:style-name="T76">0</text:span></text:p>
      <text:p text:style-name="P49"/>
      <text:p text:style-name="P49">P4(k1, k2, k3, k4) = (k2, k4, k3, k1)</text:p>
      <text:p text:style-name="P49"><text:span text:style-name="T7">P4(</text:span><text:span text:style-name="T67">1,</text:span><text:span text:style-name="T77">1</text:span><text:span text:style-name="T67">,1,</text:span><text:span text:style-name="T77">0</text:span><text:span text:style-name="T67">)</text:span><text:span text:style-name="T7"> = (</text:span><text:span text:style-name="T78">1</text:span><text:span text:style-name="T51">,</text:span><text:span text:style-name="T78">0</text:span><text:span text:style-name="T51">,1,1</text:span><text:span text:style-name="T7">)</text:span></text:p>
      <text:p text:style-name="P49"/>
      <text:p text:style-name="P53">Wynik P4 XOR Lewa strona permutacji</text:p>
      <text:p text:style-name="P106">1 1 1 1</text:p>
      <text:p text:style-name="P104">1 0 1 1</text:p>
      <text:p text:style-name="P45"><text:span text:style-name="T16">0</text:span><text:span text:style-name="T9"> </text:span><text:span text:style-name="T16">1</text:span><text:span text:style-name="T9"> </text:span><text:span text:style-name="T16">0</text:span><text:span text:style-name="T9"> </text:span><text:span text:style-name="T16">0</text:span></text:p>
      <text:p text:style-name="P49"><text:span text:style-name="T10"/></text:p>
      <text:p text:style-name="P53">Łączymy prawą stronę permutacji z powyższym wynikiem</text:p>
      <text:p text:style-name="P95"><text:span text:style-name="T54">1</text:span><text:span text:style-name="T8"> </text:span><text:span text:style-name="T26">0</text:span><text:span text:style-name="T8"> </text:span><text:span text:style-name="T54">0</text:span><text:span text:style-name="T8"> </text:span><text:span text:style-name="T28">0</text:span></text:p>
      <text:p text:style-name="P108">0 1 0 0</text:p>
      <text:p text:style-name="P110"><text:span text:style-name="T13">0 </text:span><text:span text:style-name="T9">1 0 0 1 0 0 0 </text:span></text:p>
      <text:p text:style-name="P42"/>
      <text:p text:style-name="P137"><text:span text:style-name="T34">IP-1(k1, k2, k3, k4, k5, k6, k7, k8) = </text:span>(k4,k1,<text:span text:style-name="T35">k</text:span>3,k5,k7,k2,k8,k6)</text:p>
      <text:p text:style-name="P53">IP-1(<text:span text:style-name="T80">0,1,0,0,1,0,0,0</text:span>) = (<text:span text:style-name="T81">0,0,0,1,0,1,0,0</text:span><text:span text:style-name="T18">)</text:span><text:bookmark-end text:name="__DdeLink__959_432789653"/></text:p>
      <text:p text:style-name="P53"/>
      <text:p text:style-name="P134">Zakodowane słowo: 0 0 0 1 0 1 0 0</text:p>
      <text:p text:style-name="P53"/>
      <text:p text:style-name="P143">Zad <text:span text:style-name="T82">3</text:span></text:p>
      <text:p text:style-name="P143">Generacja kluczy</text:p>
      <text:p text:style-name="P145"><text:soft-page-break/>Klucz = 0000000000</text:p>
      <text:p text:style-name="P43">(k1, k2, k3, k4, k5, k6, k7, k8, k9, k10) = (<text:span text:style-name="T83">1,1,1,1,1,1,1,1,1,1</text:span>)</text:p>
      <text:p text:style-name="P43"/>
      <text:p text:style-name="P43">P10(k1, k2, k3, k4, k5, k6, k7, k8, k9, k10) = (k3, k5, k2, k7, k4, k10, k1, k9, k8, k6) </text:p>
      <text:p text:style-name="P43"/>
      <text:p text:style-name="P56">Po wykonaniu P10 = <text:span text:style-name="T84">1 1 1 1 1 1 1 1 1 1 </text:span></text:p>
      <text:p text:style-name="P56"/>
      <text:p text:style-name="P58">l=<text:span text:style-name="T85">1 1 1 1 1</text:span> r= <text:span text:style-name="T85">1 1 1 1 1</text:span></text:p>
      <text:p text:style-name="P58"/>
      <text:p text:style-name="P60">Przesunięcie 1-Bitowe w lewo</text:p>
      <text:p text:style-name="P60">l=<text:span text:style-name="T86">1 1 1 1 1</text:span> r=<text:span text:style-name="T86">1 1 1 1 1</text:span></text:p>
      <text:p text:style-name="P60"/>
      <text:p text:style-name="P60">Łączymy obie części: <text:span text:style-name="T87">1 1 1 1 1 1 1 1 1 1</text:span></text:p>
      <text:p text:style-name="P60"/>
      <text:p text:style-name="P60"><text:bookmark-start text:name="__DdeLink__306_3040065179 kopia 1 kopia 1"/>P8(k1, k2, k3, k4, k5, k6, k7, k8, k9, k10) = (k6, k3, k7, k4, k8, k5, k10, k9)<text:bookmark-end text:name="__DdeLink__306_3040065179 kopia 1 kopia 1"/></text:p>
      <text:p text:style-name="P60"/>
      <text:p text:style-name="P60">Po wykonaniu P8 = <text:span text:style-name="T88">1 1 1 1 1 1 1 1</text:span> </text:p>
      <text:p text:style-name="P60"/>
      <text:p text:style-name="P60">Otrzymujemy klucz 1: <text:span text:style-name="T89">1 1 1 1 1 1 1 1</text:span></text:p>
      <text:p text:style-name="P60"/>
      <text:p text:style-name="P62"><text:bookmark-start text:name="__DdeLink__966_432789653"/>l= <text:span text:style-name="T90">1 1 1 1 1</text:span> r= <text:span text:style-name="T90">1 1 1 1 1</text:span><text:bookmark-end text:name="__DdeLink__966_432789653"/></text:p>
      <text:p text:style-name="P62"/>
      <text:p text:style-name="P62">Przesunięcie 2-bitowe w lewo</text:p>
      <text:p text:style-name="P63">l= <text:span text:style-name="T90">1 1 1 1 1</text:span> r= <text:span text:style-name="T90">1 1 1 1 1</text:span></text:p>
      <text:p text:style-name="P62"/>
      <text:p text:style-name="P60">P8(k1, k2, k3, k4, k5, k6, k7, k8, k9, k10) = (k6, k3, k7, k4, k8, k5, k10, k9)</text:p>
      <text:p text:style-name="P65">P8(<text:span text:style-name="T90">1,1,1,1,1,1,1,1,1,1</text:span>) = (<text:span text:style-name="T90">1,1,1,1,1,1,1,1,1,1</text:span>)</text:p>
      <text:p text:style-name="P67"/>
      <text:p text:style-name="P67">Po wykonaniu P8 = <text:span text:style-name="T91">1,1,1,1,1,1,1,1</text:span></text:p>
      <text:p text:style-name="P67"/>
      <text:p text:style-name="P67">Otrzymujemy klucz 2: <text:bookmark-start text:name="__DdeLink__968_432789653"/><text:span text:style-name="T92">1 1 1 1 1 1 1 1 </text:span><text:bookmark-end text:name="__DdeLink__968_432789653"/></text:p>
      <text:p text:style-name="P67"/>
      <text:p text:style-name="P121">Enkrypcja</text:p>
      <text:p text:style-name="P62"/>
      <text:p text:style-name="P70">Klucz1 : <text:bookmark-start text:name="__DdeLink__308_3040065179 kopia 1 kopia 1"/><text:span text:style-name="T92">1 1 1 1 1 1 1 1 </text:span><text:bookmark-end text:name="__DdeLink__308_3040065179 kopia 1 kopia 1"/></text:p>
      <text:p text:style-name="P70">Klucz2 : <text:bookmark-start text:name="__DdeLink__310_3040065179 kopia 1 kopia 1"/><text:span text:style-name="T92">1 1 1 1 1 1 1 1 </text:span><text:bookmark-end text:name="__DdeLink__310_3040065179 kopia 1 kopia 1"/></text:p>
      <text:p text:style-name="P69"/>
      <text:p text:style-name="P69">Tekst jawny: 0 0 0 0 0 0 0 0</text:p>
      <text:p text:style-name="P99">Zanegowany tekst jawny: 1 1 1 1 1 1 1 1</text:p>
      <text:p text:style-name="P69"/>
      <text:p text:style-name="P69"><text:bookmark-start text:name="__DdeLink__869_2963658186 kopia 1 kopia 1"/><text:bookmark-start text:name="__DdeLink__940_432789653 kopia 1 kopia 1"/>IP(k1, k2, k3, k4, k5, k6, k7, k8) = (k2, k6, k3, k1, k4, k8, k5, k7)</text:p>
      <text:p text:style-name="P72">IP(<text:span text:style-name="T79">1,1,1,1,1,1,1,1</text:span>) <text:span text:style-name="T23">= (</text:span><text:span text:style-name="T57">1,1,1,1,1,1,1,1</text:span><text:span text:style-name="T23">)</text:span><text:bookmark-end text:name="__DdeLink__940_432789653 kopia 1 kopia 1"/></text:p>
      <text:p text:style-name="P74"><text:bookmark-end text:name="__DdeLink__869_2963658186 kopia 1 kopia 1"/></text:p>
      <text:p text:style-name="P74"/>
      <text:p text:style-name="P76">l=<text:span text:style-name="T58">1 1 1 1</text:span> r=<text:span text:style-name="T58">1 1 1 1</text:span></text:p>
      <text:p text:style-name="P76"/>
      <text:p text:style-name="P76">EP(k1, k2, k3, k4) = (k4, k1, k2, k3, k2, k3, k4, k1)</text:p>
      <text:p text:style-name="P76"/>
      <text:p text:style-name="P65">EP(<text:span text:style-name="T59">1,1,1,1</text:span>) = (<text:span text:style-name="T59">1,1,1,1,1,1,1,1</text:span>)</text:p>
      <text:p text:style-name="P65"/>
      <text:p text:style-name="P78">Klucz1 XOR Wynik EP</text:p>
      <text:p text:style-name="P69"><text:span text:style-name="T93">1</text:span> <text:span text:style-name="T93">1</text:span> <text:span text:style-name="T93">1</text:span> <text:span text:style-name="T93">1</text:span> <text:span text:style-name="T93">1</text:span> <text:span text:style-name="T93">1</text:span> <text:span text:style-name="T93">1</text:span> <text:span text:style-name="T93">1</text:span></text:p>
      <text:p text:style-name="P101">1 1 1 1 1 1 1 1</text:p>
      <text:p text:style-name="P130">0 0 0 0 0 0 0 0</text:p>
      <text:p text:style-name="P78"/>
      <text:p text:style-name="P80">l=<text:span text:style-name="T94">0 0 0 0</text:span> r= <text:span text:style-name="T94">0 0 0 0</text:span></text:p>
      <text:p text:style-name="P80">S0 = [1,0,3,2</text:p>
      <text:p text:style-name="P139"><text:s text:c="6"/>3,2,1,0</text:p>
      <text:p text:style-name="P139"><text:s text:c="6"/>0,2,1,3</text:p>
      <text:p text:style-name="P139"><text:s text:c="6"/>3,1,3,2]</text:p>
      <text:p text:style-name="P139"/>
      <text:p text:style-name="P139">S1= <text:s/>[0,1,2,3</text:p>
      <text:p text:style-name="P139"><text:soft-page-break/><text:s text:c="6"/>2,0,1,3</text:p>
      <text:p text:style-name="P139"><text:s text:c="6"/>3,0,1,0</text:p>
      <text:p text:style-name="P140"><text:s text:c="6"/>2,1,0,3]</text:p>
      <text:p text:style-name="P82">l=<text:span text:style-name="T95">0 0 0 0</text:span></text:p>
      <text:p text:style-name="P82">wiersz = <text:span text:style-name="T95">00</text:span> = <text:span text:style-name="T95">0</text:span></text:p>
      <text:p text:style-name="P82">kolumna = <text:span text:style-name="T95">00</text:span> = <text:span text:style-name="T95">0</text:span></text:p>
      <text:p text:style-name="P82">S0=<text:span text:style-name="T95">1</text:span>=<text:span text:style-name="T95">01</text:span></text:p>
      <text:p text:style-name="P82"/>
      <text:p text:style-name="P82">r=<text:span text:style-name="T96">0 0 0 0</text:span></text:p>
      <text:p text:style-name="P82">wiersz= <text:span text:style-name="T96">00</text:span> = <text:span text:style-name="T96">0</text:span></text:p>
      <text:p text:style-name="P82">kolumna = <text:span text:style-name="T96">00</text:span> = <text:span text:style-name="T96">0</text:span></text:p>
      <text:p text:style-name="P82">S1=<text:span text:style-name="T96">0</text:span>=<text:span text:style-name="T96">00</text:span></text:p>
      <text:p text:style-name="P82"/>
      <text:p text:style-name="P84">Łączymy S0 i S1 = <text:span text:style-name="T97">0 1 0 0</text:span></text:p>
      <text:p text:style-name="P84">P4(k1, k2, k3, k4) = (k2, k4, k3, k1)</text:p>
      <text:p text:style-name="P86">P4(<text:span text:style-name="T98">0,1,0,0</text:span>) = (<text:span text:style-name="T98">1,0,0,0</text:span>)</text:p>
      <text:p text:style-name="P86"/>
      <text:p text:style-name="P88">L pierwotnej permutacji XOR wynik P4</text:p>
      <text:p text:style-name="P88"><text:span text:style-name="T63">1</text:span> <text:span text:style-name="T63">1</text:span> <text:span text:style-name="T63">1</text:span> <text:span text:style-name="T63">1</text:span></text:p>
      <text:p text:style-name="P112">1 0 0 0</text:p>
      <text:p text:style-name="P131">0 1 1 1</text:p>
      <text:p text:style-name="P88"/>
      <text:p text:style-name="P90">Łączymy R pierwotnej permutacji z powyższym wynik<text:span text:style-name="T5">iem</text:span></text:p>
      <text:p text:style-name="P92"><text:span text:style-name="T64">1 1</text:span> <text:span text:style-name="T64">1</text:span> <text:span text:style-name="T64">1</text:span></text:p>
      <text:p text:style-name="P113">0 1 1 1</text:p>
      <text:p text:style-name="P132">0 1 1 1 1 1 1 1</text:p>
      <text:p text:style-name="P124"/>
      <text:p text:style-name="P94">Zamieniamy strony:</text:p>
      <text:p text:style-name="P115">1 1 1 1 0 1 1 1</text:p>
      <text:p text:style-name="P90"/>
      <text:p text:style-name="P92">l= <text:span text:style-name="T65">1 </text:span><text:span text:style-name="T68">1 1 1</text:span></text:p>
      <text:p text:style-name="P92">r= <text:span text:style-name="T99">0 1 </text:span><text:span text:style-name="T101">1 1</text:span><text:span text:style-name="T68"> </text:span></text:p>
      <text:p text:style-name="P92"/>
      <text:p text:style-name="P92">EP(k1, k2, k3, k4) = (k4, k1, k2, k3, k2, k3, k4, k1)</text:p>
      <text:p text:style-name="P50">EP(<text:span text:style-name="T102">0,1,1,1</text:span>) = (<text:span text:style-name="T103">1,0,1,1,1,1,1,0)</text:span></text:p>
      <text:p text:style-name="P50"/>
      <text:p text:style-name="P50">Klucz2: <text:span text:style-name="T100">1 1 1 1 1 1 1 1</text:span></text:p>
      <text:p text:style-name="P50"/>
      <text:p text:style-name="P50">Klucz2 XOR EP</text:p>
      <text:p text:style-name="P116">1 0 1 1 1 1 1 0</text:p>
      <text:p text:style-name="P114">1 1 1 1 1 1 1 1</text:p>
      <text:p text:style-name="P133">0 1 0 0 0 0 0 1</text:p>
      <text:p text:style-name="P126"/>
      <text:p text:style-name="P50">l=<text:span text:style-name="T71">0 1 0 0</text:span> <text:s/>r= <text:span text:style-name="T71">0 0 0 1</text:span></text:p>
      <text:p text:style-name="P50"/>
      <text:p text:style-name="P139">S0 = [1,0,3,2</text:p>
      <text:p text:style-name="P139"><text:s text:c="6"/>3,2,1,0</text:p>
      <text:p text:style-name="P139"><text:s text:c="6"/>0,2,1,3</text:p>
      <text:p text:style-name="P139"><text:s text:c="6"/>3,1,3,2]</text:p>
      <text:p text:style-name="P139"/>
      <text:p text:style-name="P139">S1 = [0,1,2,3</text:p>
      <text:p text:style-name="P139"><text:s text:c="6"/>2,0,1,3</text:p>
      <text:p text:style-name="P139"><text:s text:c="6"/>3,0,1,0</text:p>
      <text:p text:style-name="P140"><text:s text:c="6"/>2,1,0,3]</text:p>
      <text:p text:style-name="P139"/>
      <text:p text:style-name="P50"><text:span text:style-name="T6">l = </text:span><text:span text:style-name="T72">0 1 0 0</text:span></text:p>
      <text:p text:style-name="P50"><text:span text:style-name="T6">wiersz=</text:span><text:span text:style-name="T72">00</text:span><text:span text:style-name="T6">=</text:span><text:span text:style-name="T72">0</text:span></text:p>
      <text:p text:style-name="P50"><text:span text:style-name="T6">kolumna=</text:span><text:span text:style-name="T43">1</text:span><text:span text:style-name="T72">0</text:span><text:span text:style-name="T6">=</text:span><text:span text:style-name="T72">2</text:span></text:p>
      <text:p text:style-name="P50"><text:span text:style-name="T6">S0=</text:span><text:span text:style-name="T73">3</text:span><text:span text:style-name="T21">=</text:span><text:span text:style-name="T45">1</text:span><text:span text:style-name="T73">1</text:span></text:p>
      <text:p text:style-name="P50"/>
      <text:p text:style-name="P50"><text:span text:style-name="T6">r = </text:span><text:span text:style-name="T74">0 0 0 1</text:span></text:p>
      <text:p text:style-name="P50"><text:soft-page-break/><text:span text:style-name="T6">wiersz=</text:span><text:span text:style-name="T75">01</text:span><text:span text:style-name="T6">=</text:span><text:span text:style-name="T75">1</text:span></text:p>
      <text:p text:style-name="P50"><text:span text:style-name="T6">kolumna=</text:span><text:span text:style-name="T75">00</text:span><text:span text:style-name="T47">=</text:span><text:span text:style-name="T75">0</text:span></text:p>
      <text:p text:style-name="P50"><text:span text:style-name="T6">S1=</text:span><text:span text:style-name="T75">2</text:span><text:span text:style-name="T6">=</text:span><text:span text:style-name="T48">1</text:span><text:span text:style-name="T75">0</text:span></text:p>
      <text:p text:style-name="P50"/>
      <text:p text:style-name="P50"><text:span text:style-name="T7">Łączymy wyniki S0 i S1= </text:span><text:span text:style-name="T49">1 </text:span><text:span text:style-name="T76">1</text:span><text:span text:style-name="T49"> 1 </text:span><text:span text:style-name="T76">0</text:span></text:p>
      <text:p text:style-name="P50"/>
      <text:p text:style-name="P50">P4(k1, k2, k3, k4) = (k2, k4, k3, k1)</text:p>
      <text:p text:style-name="P50"><text:span text:style-name="T7">P4(</text:span><text:span text:style-name="T67">1,</text:span><text:span text:style-name="T77">1</text:span><text:span text:style-name="T67">,1,</text:span><text:span text:style-name="T77">0</text:span><text:span text:style-name="T67">)</text:span><text:span text:style-name="T7"> = (</text:span><text:span text:style-name="T78">1</text:span><text:span text:style-name="T51">,</text:span><text:span text:style-name="T78">0</text:span><text:span text:style-name="T51">,1,1</text:span><text:span text:style-name="T7">)</text:span></text:p>
      <text:p text:style-name="P50"/>
      <text:p text:style-name="P54">Wynik P4 XOR Lewa strona permutacji</text:p>
      <text:p text:style-name="P107">1 1 1 1</text:p>
      <text:p text:style-name="P105">1 0 1 1</text:p>
      <text:p text:style-name="P46"><text:span text:style-name="T16">0</text:span><text:span text:style-name="T9"> </text:span><text:span text:style-name="T16">1</text:span><text:span text:style-name="T9"> </text:span><text:span text:style-name="T16">0</text:span><text:span text:style-name="T9"> </text:span><text:span text:style-name="T16">0</text:span></text:p>
      <text:p text:style-name="P50"><text:span text:style-name="T10"/></text:p>
      <text:p text:style-name="P54">Łączymy prawą stronę permutacji z powyższym wynikiem</text:p>
      <text:p text:style-name="P96"><text:span text:style-name="T54">1</text:span><text:span text:style-name="T8"> </text:span><text:span text:style-name="T26">0</text:span><text:span text:style-name="T8"> </text:span><text:span text:style-name="T54">0</text:span><text:span text:style-name="T8"> </text:span><text:span text:style-name="T28">0</text:span></text:p>
      <text:p text:style-name="P109">0 1 <text:span text:style-name="T104">1</text:span> <text:span text:style-name="T104">1</text:span></text:p>
      <text:p text:style-name="P111"><text:span text:style-name="T13">0 </text:span><text:span text:style-name="T9">1 0 0 </text:span><text:span text:style-name="T17">0 1 1 1</text:span></text:p>
      <text:p text:style-name="P43"/>
      <text:p text:style-name="P139"><text:span text:style-name="T34">IP-1(k1, k2, k3, k4, k5, k6, k7, k8) = </text:span>(k4,k1,<text:span text:style-name="T35">k</text:span>3,k5,k7,k2,k8,k6)</text:p>
      <text:p text:style-name="P54">IP-1(<text:span text:style-name="T105">0,1,0,0,0,1,1,1</text:span>) = (<text:span text:style-name="T106">0,0,0,0,1,1,1,1</text:span><text:span text:style-name="T18">)</text:span></text:p>
      <text:p text:style-name="P54"/>
      <text:p text:style-name="P134">Zakodowane słowo: 0 0 0 0 1 1 1 1</text:p>
      <text:p text:style-name="P136"><text:bookmark-end text:name="__DdeLink__938_432789653"/><text:bookmark-end text:name="__DdeLink__875_296365818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01:44:28.238899101</meta:creation-date>
    <meta:generator>LibreOffice/24.2.6.2$Linux_X86_64 LibreOffice_project/420$Build-2</meta:generator>
    <dc:date>2024-11-28T12:35:00.494504354</dc:date>
    <meta:editing-duration>PT3H15M20S</meta:editing-duration>
    <meta:editing-cycles>263</meta:editing-cycles>
    <meta:document-statistic meta:table-count="0" meta:image-count="0" meta:object-count="0" meta:page-count="8" meta:paragraph-count="317" meta:word-count="1919" meta:character-count="7302" meta:non-whitespace-character-count="5460"/>
  </office:meta>
</office:document-meta>
</file>